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90000004993FB8A85.png" manifest:media-type="image/png"/>
  <manifest:file-entry manifest:full-path="Pictures/100007E00000078B0000078BC26B579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1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35c58f" fo:background-color="transparent"/>
    </style:style>
    <style:style style:name="P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P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P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5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5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5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e1997"/>
    </style:style>
    <style:style style:name="P6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6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62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6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64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3c5789"/>
    </style:style>
    <style:style style:name="P65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66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67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68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69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7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71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7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7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7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7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7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7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0f34e22" style:font-style-asian="normal" style:font-style-complex="normal"/>
    </style:style>
    <style:style style:name="P7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2a59f9" style:font-style-asian="normal" style:font-style-complex="normal"/>
    </style:style>
    <style:style style:name="P8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3138b5" style:font-style-asian="normal" style:font-style-complex="normal"/>
    </style:style>
    <style:style style:name="P8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8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8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8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8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8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8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8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8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9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9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9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9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9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18fd61" style:font-style-asian="normal" style:font-weight-asian="normal" style:font-style-complex="normal" style:font-weight-complex="normal"/>
    </style:style>
    <style:style style:name="P9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9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9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9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9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10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10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102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0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10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10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10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10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0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109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930003" officeooo:paragraph-rsid="01015b53" fo:background-color="transparent" style:font-name-asian="Liberation Serif" style:font-style-asian="normal" style:font-weight-asian="normal" style:font-name-complex="Liberation Serif" style:font-style-complex="normal" style:font-weight-complex="normal"/>
    </style:style>
    <style:style style:name="P110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11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1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1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1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11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11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11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1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19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2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12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2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12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124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2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2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2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28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30" style:family="paragraph" style:parent-style-name="Standard">
      <style:paragraph-properties fo:margin-top="0cm" fo:margin-bottom="0.138cm" style:contextual-spacing="false" fo:text-align="justify" style:justify-single-word="false"/>
      <style:text-properties fo:font-style="italic" officeooo:rsid="00e5f85d" officeooo:paragraph-rsid="00e5f85d" style:font-style-asian="italic" style:font-style-complex="italic"/>
    </style:style>
    <style:style style:name="P131" style:family="paragraph" style:parent-style-name="Standard">
      <style:paragraph-properties fo:margin-top="0cm" fo:margin-bottom="0.138cm" style:contextual-spacing="false" fo:text-align="justify" style:justify-single-word="false" fo:break-before="page"/>
      <style:text-properties fo:font-style="italic" officeooo:rsid="00e5f85d" officeooo:paragraph-rsid="00e5f85d" style:font-style-asian="italic" style:font-style-complex="italic"/>
    </style:style>
    <style:style style:name="P1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3138b5"/>
    </style:style>
    <style:style style:name="P133" style:family="paragraph" style:parent-style-name="Heading_20_1">
      <style:paragraph-properties fo:line-height="100%"/>
    </style:style>
    <style:style style:name="P134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0e5f85d"/>
    </style:style>
    <style:style style:name="P135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0f5fa7b"/>
    </style:style>
    <style:style style:name="P136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10538f8"/>
    </style:style>
    <style:style style:name="P137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13ed192"/>
    </style:style>
    <style:style style:name="P138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text-indent="0cm" style:auto-text-indent="false" style:page-number="auto" fo:background-color="transparent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139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106f4f7" officeooo:paragraph-rsid="0106f4f7" style:font-style-asian="normal" style:font-style-complex="normal"/>
    </style:style>
    <style:style style:name="P140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055d068" officeooo:paragraph-rsid="00e0a96c" style:font-style-asian="normal" style:font-style-complex="normal"/>
    </style:style>
    <style:style style:name="P141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01cca0a" officeooo:paragraph-rsid="00f94841" style:font-style-asian="normal" style:font-style-complex="normal"/>
    </style:style>
    <style:style style:name="P142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14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06f4f7"/>
    </style:style>
    <style:style style:name="P14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d5cdf" officeooo:paragraph-rsid="00fd5cdf"/>
    </style:style>
    <style:style style:name="P14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35c58f" style:font-weight-asian="normal" style:font-weight-complex="normal"/>
    </style:style>
    <style:style style:name="P14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334bc7" style:font-weight-asian="normal" style:font-weight-complex="normal"/>
    </style:style>
    <style:style style:name="P14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2554a6" officeooo:paragraph-rsid="01334bc7" style:font-weight-asian="normal" style:font-weight-complex="normal"/>
    </style:style>
    <style:style style:name="P14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17dda" officeooo:paragraph-rsid="012a59f9" style:font-weight-asian="normal" style:font-weight-complex="normal"/>
    </style:style>
    <style:style style:name="P14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2df80e"/>
    </style:style>
    <style:style style:name="P15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b6920"/>
    </style:style>
    <style:style style:name="P15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15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5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5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15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15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15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15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15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4f1de" officeooo:paragraph-rsid="013c5789" style:font-style-asian="normal" style:font-weight-asian="normal" style:font-style-complex="normal" style:font-weight-complex="normal"/>
    </style:style>
    <style:style style:name="P16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6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6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b216" style:font-style-asian="italic" style:font-style-complex="italic"/>
    </style:style>
    <style:style style:name="T3" style:family="text">
      <style:text-properties fo:font-style="italic" officeooo:rsid="00f82310" style:font-style-asian="italic" style:font-style-complex="italic"/>
    </style:style>
    <style:style style:name="T4" style:family="text">
      <style:text-properties fo:font-style="italic" officeooo:rsid="001b3e56" style:font-style-asian="italic" style:font-style-complex="italic"/>
    </style:style>
    <style:style style:name="T5" style:family="text">
      <style:text-properties fo:font-style="italic" officeooo:rsid="00c2d31a" style:font-style-asian="italic" style:font-style-complex="italic"/>
    </style:style>
    <style:style style:name="T6" style:family="text">
      <style:text-properties fo:font-style="italic" officeooo:rsid="00f94841" style:font-style-asian="italic" style:font-style-complex="italic"/>
    </style:style>
    <style:style style:name="T7" style:family="text">
      <style:text-properties fo:font-style="italic" officeooo:rsid="0100d3be" style:font-style-asian="italic" style:font-style-complex="italic"/>
    </style:style>
    <style:style style:name="T8" style:family="text">
      <style:text-properties fo:font-style="italic" officeooo:rsid="010a4fce" style:font-style-asian="italic" style:font-style-complex="italic"/>
    </style:style>
    <style:style style:name="T9" style:family="text">
      <style:text-properties fo:font-style="italic" officeooo:rsid="0113f27b" style:font-style-asian="italic" style:font-style-complex="italic"/>
    </style:style>
    <style:style style:name="T10" style:family="text">
      <style:text-properties fo:font-style="italic" officeooo:rsid="013138b5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31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32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34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35" style:family="text">
      <style:text-properties officeooo:rsid="00fedcab"/>
    </style:style>
    <style:style style:name="T36" style:family="text">
      <style:text-properties officeooo:rsid="0013b216"/>
    </style:style>
    <style:style style:name="T37" style:family="text">
      <style:text-properties officeooo:rsid="00043d37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04f1de" style:font-weight-asian="normal" style:font-weight-complex="normal"/>
    </style:style>
    <style:style style:name="T41" style:family="text">
      <style:text-properties fo:font-weight="normal" officeooo:rsid="00059c96" style:font-weight-asian="normal" style:font-weight-complex="normal"/>
    </style:style>
    <style:style style:name="T42" style:family="text">
      <style:text-properties fo:font-weight="normal" officeooo:rsid="00061718" style:font-weight-asian="normal" style:font-weight-complex="normal"/>
    </style:style>
    <style:style style:name="T43" style:family="text">
      <style:text-properties fo:font-weight="normal" officeooo:rsid="00072975" style:font-weight-asian="normal" style:font-weight-complex="normal"/>
    </style:style>
    <style:style style:name="T44" style:family="text">
      <style:text-properties fo:font-weight="normal" officeooo:rsid="00194778" style:font-weight-asian="normal" style:font-weight-complex="normal"/>
    </style:style>
    <style:style style:name="T45" style:family="text">
      <style:text-properties fo:font-weight="normal" officeooo:rsid="0023b5ad" style:font-weight-asian="normal" style:font-weight-complex="normal"/>
    </style:style>
    <style:style style:name="T46" style:family="text">
      <style:text-properties fo:font-weight="normal" officeooo:rsid="0030463c" style:font-weight-asian="normal" style:font-weight-complex="normal"/>
    </style:style>
    <style:style style:name="T47" style:family="text">
      <style:text-properties fo:font-weight="normal" officeooo:rsid="0032041a" style:font-weight-asian="normal" style:font-weight-complex="normal"/>
    </style:style>
    <style:style style:name="T48" style:family="text">
      <style:text-properties fo:font-weight="normal" officeooo:rsid="003db249" style:font-weight-asian="normal" style:font-weight-complex="normal"/>
    </style:style>
    <style:style style:name="T49" style:family="text">
      <style:text-properties fo:font-weight="normal" officeooo:rsid="0040d982" style:font-weight-asian="normal" style:font-weight-complex="normal"/>
    </style:style>
    <style:style style:name="T50" style:family="text">
      <style:text-properties fo:font-weight="normal" officeooo:rsid="004124e5" style:font-weight-asian="normal" style:font-weight-complex="normal"/>
    </style:style>
    <style:style style:name="T51" style:family="text">
      <style:text-properties fo:font-weight="normal" officeooo:rsid="00420662" style:font-weight-asian="normal" style:font-weight-complex="normal"/>
    </style:style>
    <style:style style:name="T52" style:family="text">
      <style:text-properties fo:font-weight="normal" officeooo:rsid="0042c288" style:font-weight-asian="normal" style:font-weight-complex="normal"/>
    </style:style>
    <style:style style:name="T53" style:family="text">
      <style:text-properties fo:font-weight="normal" officeooo:rsid="0043858c" style:font-weight-asian="normal" style:font-weight-complex="normal"/>
    </style:style>
    <style:style style:name="T54" style:family="text">
      <style:text-properties fo:font-weight="normal" officeooo:rsid="004c7182" style:font-weight-asian="normal" style:font-weight-complex="normal"/>
    </style:style>
    <style:style style:name="T55" style:family="text">
      <style:text-properties fo:font-weight="normal" officeooo:rsid="004e0ee6" style:font-weight-asian="normal" style:font-weight-complex="normal"/>
    </style:style>
    <style:style style:name="T56" style:family="text">
      <style:text-properties fo:font-weight="normal" officeooo:rsid="0051f07d" style:font-weight-asian="normal" style:font-weight-complex="normal"/>
    </style:style>
    <style:style style:name="T57" style:family="text">
      <style:text-properties fo:font-weight="normal" officeooo:rsid="0053cdb5" style:font-weight-asian="normal" style:font-weight-complex="normal"/>
    </style:style>
    <style:style style:name="T58" style:family="text">
      <style:text-properties fo:font-weight="normal" officeooo:rsid="005ccf0d" style:font-weight-asian="normal" style:font-weight-complex="normal"/>
    </style:style>
    <style:style style:name="T59" style:family="text">
      <style:text-properties fo:font-weight="normal" officeooo:rsid="006e9e53" style:font-weight-asian="normal" style:font-weight-complex="normal"/>
    </style:style>
    <style:style style:name="T60" style:family="text">
      <style:text-properties fo:font-weight="normal" officeooo:rsid="00745ad9" style:font-weight-asian="normal" style:font-weight-complex="normal"/>
    </style:style>
    <style:style style:name="T61" style:family="text">
      <style:text-properties fo:font-weight="normal" officeooo:rsid="007bcff0" style:font-weight-asian="normal" style:font-weight-complex="normal"/>
    </style:style>
    <style:style style:name="T62" style:family="text">
      <style:text-properties fo:font-weight="normal" officeooo:rsid="008d8493" style:font-weight-asian="normal" style:font-weight-complex="normal"/>
    </style:style>
    <style:style style:name="T63" style:family="text">
      <style:text-properties fo:font-weight="normal" officeooo:rsid="008deecb" style:font-weight-asian="normal" style:font-weight-complex="normal"/>
    </style:style>
    <style:style style:name="T64" style:family="text">
      <style:text-properties fo:font-weight="normal" officeooo:rsid="0092b48e" style:font-weight-asian="normal" style:font-weight-complex="normal"/>
    </style:style>
    <style:style style:name="T65" style:family="text">
      <style:text-properties fo:font-weight="normal" officeooo:rsid="009f0e7f" style:font-weight-asian="normal" style:font-weight-complex="normal"/>
    </style:style>
    <style:style style:name="T66" style:family="text">
      <style:text-properties fo:font-weight="normal" officeooo:rsid="00a8c0e9" style:font-weight-asian="normal" style:font-weight-complex="normal"/>
    </style:style>
    <style:style style:name="T67" style:family="text">
      <style:text-properties fo:font-weight="normal" officeooo:rsid="00aa75c1" style:font-weight-asian="normal" style:font-weight-complex="normal"/>
    </style:style>
    <style:style style:name="T68" style:family="text">
      <style:text-properties fo:font-weight="normal" officeooo:rsid="00bcd624" style:font-weight-asian="normal" style:font-weight-complex="normal"/>
    </style:style>
    <style:style style:name="T69" style:family="text">
      <style:text-properties fo:font-weight="normal" officeooo:rsid="00d26a3f" style:font-weight-asian="normal" style:font-weight-complex="normal"/>
    </style:style>
    <style:style style:name="T70" style:family="text">
      <style:text-properties fo:font-weight="normal" officeooo:rsid="00e504a4" style:font-weight-asian="normal" style:font-weight-complex="normal"/>
    </style:style>
    <style:style style:name="T71" style:family="text">
      <style:text-properties fo:font-weight="normal" officeooo:rsid="00f94841" style:font-weight-asian="normal" style:font-weight-complex="normal"/>
    </style:style>
    <style:style style:name="T72" style:family="text">
      <style:text-properties fo:font-weight="normal" officeooo:rsid="0118fd61" style:font-weight-asian="normal" style:font-weight-complex="normal"/>
    </style:style>
    <style:style style:name="T73" style:family="text">
      <style:text-properties fo:font-weight="normal" officeooo:rsid="011a3dc9" style:font-weight-asian="normal" style:font-weight-complex="normal"/>
    </style:style>
    <style:style style:name="T74" style:family="text">
      <style:text-properties fo:font-weight="normal" officeooo:rsid="011b937a" style:font-weight-asian="normal" style:font-weight-complex="normal"/>
    </style:style>
    <style:style style:name="T75" style:family="text">
      <style:text-properties fo:font-weight="normal" officeooo:rsid="012e1997" style:font-weight-asian="normal" style:font-weight-complex="normal"/>
    </style:style>
    <style:style style:name="T76" style:family="text">
      <style:text-properties fo:font-weight="normal" officeooo:rsid="0135c58f" style:font-weight-asian="normal" style:font-weight-complex="normal"/>
    </style:style>
    <style:style style:name="T77" style:family="text">
      <style:text-properties fo:font-weight="normal" officeooo:rsid="0053d367" fo:background-color="#ffff00" loext:char-shading-value="0" style:font-weight-asian="normal" style:font-weight-complex="normal"/>
    </style:style>
    <style:style style:name="T78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79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80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81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82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83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84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85" style:family="text">
      <style:text-properties officeooo:rsid="0004f1de"/>
    </style:style>
    <style:style style:name="T8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98" style:family="text">
      <style:text-properties fo:font-style="normal" style:font-style-asian="normal" style:font-style-complex="normal"/>
    </style:style>
    <style:style style:name="T99" style:family="text">
      <style:text-properties fo:font-style="normal" officeooo:rsid="0040d982" style:font-style-asian="normal" style:font-style-complex="normal"/>
    </style:style>
    <style:style style:name="T100" style:family="text">
      <style:text-properties fo:font-style="normal" officeooo:rsid="001b3e56" style:font-style-asian="normal" style:font-style-complex="normal"/>
    </style:style>
    <style:style style:name="T101" style:family="text">
      <style:text-properties fo:font-style="normal" officeooo:rsid="004c7182" style:font-style-asian="normal" style:font-style-complex="normal"/>
    </style:style>
    <style:style style:name="T102" style:family="text">
      <style:text-properties fo:font-style="normal" officeooo:rsid="00501dd2" style:font-style-asian="normal" style:font-style-complex="normal"/>
    </style:style>
    <style:style style:name="T103" style:family="text">
      <style:text-properties fo:font-style="normal" officeooo:rsid="0100d3be" style:font-style-asian="normal" style:font-style-complex="normal"/>
    </style:style>
    <style:style style:name="T10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5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106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107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121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122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officeooo:rsid="0106f4f7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normal" officeooo:rsid="012be5d4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none" fo:font-weight="normal" officeooo:rsid="012c6956" style:font-style-asian="normal" style:font-weight-asian="normal" style:font-style-complex="normal" style:font-weight-complex="normal"/>
    </style:style>
    <style:style style:name="T141" style:family="text">
      <style:text-properties fo:font-style="normal" style:text-underline-style="none" fo:font-weight="normal" officeooo:rsid="012e1997" style:font-style-asian="normal" style:font-weight-asian="normal" style:font-style-complex="normal" style:font-weight-complex="normal"/>
    </style:style>
    <style:style style:name="T142" style:family="text">
      <style:text-properties fo:font-style="normal" style:text-underline-style="none" fo:font-weight="normal" officeooo:rsid="013d94b5" style:font-style-asian="normal" style:font-weight-asian="normal" style:font-style-complex="normal" style:font-weight-complex="normal"/>
    </style:style>
    <style:style style:name="T143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144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145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46" style:family="text">
      <style:text-properties officeooo:rsid="00061718"/>
    </style:style>
    <style:style style:name="T147" style:family="text">
      <style:text-properties officeooo:rsid="00072975"/>
    </style:style>
    <style:style style:name="T148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149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150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151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152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153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4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5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6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7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8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9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0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1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2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3" style:family="text">
      <style:text-properties style:font-name="Liberation Serif" fo:font-style="normal" style:text-underline-style="none" fo:font-weight="normal" officeooo:rsid="012554a6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4" style:family="text">
      <style:text-properties style:font-name="Liberation Serif" fo:font-style="normal" style:text-underline-style="none" fo:font-weight="normal" officeooo:rsid="010c443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5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66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7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8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9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0" style:family="text">
      <style:text-properties style:font-name="Liberation Serif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71" style:family="text">
      <style:text-properties style:font-name="Liberation Serif" fo:font-style="normal" style:text-underline-style="none" officeooo:rsid="011ccaee" fo:background-color="transparent" loext:char-shading-value="0" style:font-name-asian="Liberation Serif" style:font-style-asian="normal" style:font-name-complex="Liberation Serif" style:font-style-complex="normal"/>
    </style:style>
    <style:style style:name="T172" style:family="text">
      <style:text-properties style:font-name="Liberation Serif" fo:font-style="normal" style:text-underline-style="none" officeooo:rsid="0129d774" fo:background-color="transparent" loext:char-shading-value="0" style:font-name-asian="Liberation Serif" style:font-style-asian="normal" style:font-name-complex="Liberation Serif" style:font-style-complex="normal"/>
    </style:style>
    <style:style style:name="T173" style:family="text">
      <style:text-properties style:font-name="Liberation Serif" fo:font-style="normal" style:text-underline-style="none" officeooo:rsid="012a59f9" fo:background-color="transparent" loext:char-shading-value="0" style:font-name-asian="Liberation Serif" style:font-style-asian="normal" style:font-name-complex="Liberation Serif" style:font-style-complex="normal"/>
    </style:style>
    <style:style style:name="T174" style:family="text">
      <style:text-properties style:font-name="Liberation Serif" fo:font-style="normal" style:text-underline-style="none" officeooo:rsid="012df80e" fo:background-color="transparent" loext:char-shading-value="0" style:font-name-asian="Liberation Serif" style:font-style-asian="normal" style:font-name-complex="Liberation Serif" style:font-style-complex="normal"/>
    </style:style>
    <style:style style:name="T175" style:family="text">
      <style:text-properties style:font-name="Liberation Serif" fo:font-style="normal" style:text-underline-style="none" officeooo:rsid="0102f2fe" fo:background-color="transparent" loext:char-shading-value="0" style:font-name-asian="Liberation Serif" style:font-style-asian="normal" style:font-name-complex="Liberation Serif" style:font-style-complex="normal"/>
    </style:style>
    <style:style style:name="T176" style:family="text">
      <style:text-properties style:font-name="Liberation Serif" fo:font-style="normal" style:text-underline-style="none" officeooo:rsid="0135c58f" fo:background-color="transparent" loext:char-shading-value="0" style:font-name-asian="Liberation Serif" style:font-style-asian="normal" style:font-name-complex="Liberation Serif" style:font-style-complex="normal"/>
    </style:style>
    <style:style style:name="T177" style:family="text">
      <style:text-properties style:font-name="Liberation Serif" fo:font-style="normal" style:text-underline-style="none" officeooo:rsid="013c5789" fo:background-color="transparent" loext:char-shading-value="0" style:font-name-asian="Liberation Serif" style:font-style-asian="normal" style:font-name-complex="Liberation Serif" style:font-style-complex="normal"/>
    </style:style>
    <style:style style:name="T178" style:family="text">
      <style:text-properties style:font-name="Liberation Serif" officeooo:rsid="0044ae78"/>
    </style:style>
    <style:style style:name="T179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180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181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2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3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4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5" style:family="text">
      <style:text-properties style:font-name="Liberation Serif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186" style:family="text">
      <style:text-properties style:font-name="Liberation Serif" style:text-underline-style="none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187" style:family="text">
      <style:text-properties style:font-name="Liberation Serif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188" style:family="text">
      <style:text-properties style:font-name="Liberation Serif" style:text-underline-style="none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189" style:family="text">
      <style:text-properties officeooo:rsid="00194778"/>
    </style:style>
    <style:style style:name="T190" style:family="text">
      <style:text-properties officeooo:rsid="0030463c"/>
    </style:style>
    <style:style style:name="T191" style:family="text">
      <style:text-properties officeooo:rsid="0030e0a1"/>
    </style:style>
    <style:style style:name="T192" style:family="text">
      <style:text-properties officeooo:rsid="00408209"/>
    </style:style>
    <style:style style:name="T193" style:family="text">
      <style:text-properties style:text-underline-style="none" fo:font-weight="normal" style:font-weight-asian="normal" style:font-weight-complex="normal"/>
    </style:style>
    <style:style style:name="T194" style:family="text">
      <style:text-properties style:text-underline-style="none" fo:font-weight="normal" officeooo:rsid="004124e5" style:font-weight-asian="normal" style:font-weight-complex="normal"/>
    </style:style>
    <style:style style:name="T195" style:family="text">
      <style:text-properties style:text-underline-style="none" fo:font-weight="normal" officeooo:rsid="00059c96" style:font-weight-asian="normal" style:font-weight-complex="normal"/>
    </style:style>
    <style:style style:name="T196" style:family="text">
      <style:text-properties style:text-underline-style="none" fo:font-weight="normal" officeooo:rsid="00420662" style:font-weight-asian="normal" style:font-weight-complex="normal"/>
    </style:style>
    <style:style style:name="T197" style:family="text">
      <style:text-properties style:text-underline-style="none" fo:font-weight="normal" officeooo:rsid="0042c288" style:font-weight-asian="normal" style:font-weight-complex="normal"/>
    </style:style>
    <style:style style:name="T198" style:family="text">
      <style:text-properties style:text-underline-style="none" fo:font-weight="normal" officeooo:rsid="004e0ee6" style:font-weight-asian="normal" style:font-weight-complex="normal"/>
    </style:style>
    <style:style style:name="T199" style:family="text">
      <style:text-properties style:text-underline-style="none" fo:font-weight="normal" officeooo:rsid="0013b216" style:font-weight-asian="normal" style:font-weight-complex="normal"/>
    </style:style>
    <style:style style:name="T200" style:family="text">
      <style:text-properties style:text-underline-style="none" fo:font-weight="normal" officeooo:rsid="0053cdb5" style:font-weight-asian="normal" style:font-weight-complex="normal"/>
    </style:style>
    <style:style style:name="T201" style:family="text">
      <style:text-properties style:text-underline-style="none" fo:font-weight="normal" officeooo:rsid="00061718" style:font-weight-asian="normal" style:font-weight-complex="normal"/>
    </style:style>
    <style:style style:name="T202" style:family="text">
      <style:text-properties style:text-underline-style="none" fo:font-weight="normal" officeooo:rsid="0004f1de" style:font-weight-asian="normal" style:font-weight-complex="normal"/>
    </style:style>
    <style:style style:name="T203" style:family="text">
      <style:text-properties style:text-underline-style="none" fo:font-weight="normal" officeooo:rsid="0070ec7d" style:font-weight-asian="normal" style:font-weight-complex="normal"/>
    </style:style>
    <style:style style:name="T204" style:family="text">
      <style:text-properties style:text-underline-style="none" fo:font-weight="normal" officeooo:rsid="008a6699" style:font-weight-asian="normal" style:font-weight-complex="normal"/>
    </style:style>
    <style:style style:name="T205" style:family="text">
      <style:text-properties style:text-underline-style="none" fo:font-weight="normal" officeooo:rsid="008deecb" style:font-weight-asian="normal" style:font-weight-complex="normal"/>
    </style:style>
    <style:style style:name="T206" style:family="text">
      <style:text-properties style:text-underline-style="none" fo:font-weight="normal" officeooo:rsid="0008bf16" style:font-weight-asian="normal" style:font-weight-complex="normal"/>
    </style:style>
    <style:style style:name="T207" style:family="text">
      <style:text-properties style:text-underline-style="none" fo:font-weight="normal" officeooo:rsid="0030e0a1" style:font-weight-asian="normal" style:font-weight-complex="normal"/>
    </style:style>
    <style:style style:name="T208" style:family="text">
      <style:text-properties style:text-underline-style="none" fo:font-weight="normal" officeooo:rsid="003574fe" style:font-weight-asian="normal" style:font-weight-complex="normal"/>
    </style:style>
    <style:style style:name="T209" style:family="text">
      <style:text-properties style:text-underline-style="none" fo:font-weight="normal" officeooo:rsid="0097fbd1" style:font-weight-asian="normal" style:font-weight-complex="normal"/>
    </style:style>
    <style:style style:name="T210" style:family="text">
      <style:text-properties style:text-underline-style="none" fo:font-weight="normal" officeooo:rsid="00754e19" style:font-weight-asian="normal" style:font-weight-complex="normal"/>
    </style:style>
    <style:style style:name="T211" style:family="text">
      <style:text-properties style:text-underline-style="none" fo:font-weight="normal" officeooo:rsid="00c3c71b" style:font-weight-asian="normal" style:font-weight-complex="normal"/>
    </style:style>
    <style:style style:name="T212" style:family="text">
      <style:text-properties style:text-underline-style="none" fo:font-weight="normal" officeooo:rsid="00072975" style:font-weight-asian="normal" style:font-weight-complex="normal"/>
    </style:style>
    <style:style style:name="T213" style:family="text">
      <style:text-properties style:text-underline-style="none" fo:font-weight="normal" officeooo:rsid="00cd8f65" style:font-weight-asian="normal" style:font-weight-complex="normal"/>
    </style:style>
    <style:style style:name="T214" style:family="text">
      <style:text-properties style:text-underline-style="none" fo:font-weight="normal" officeooo:rsid="00d26a3f" style:font-weight-asian="normal" style:font-weight-complex="normal"/>
    </style:style>
    <style:style style:name="T215" style:family="text">
      <style:text-properties style:text-underline-style="none" fo:font-weight="normal" officeooo:rsid="00da04e3" style:font-weight-asian="normal" style:font-weight-complex="normal"/>
    </style:style>
    <style:style style:name="T216" style:family="text">
      <style:text-properties style:text-underline-style="none" fo:font-weight="normal" officeooo:rsid="00e504a4" style:font-weight-asian="normal" style:font-weight-complex="normal"/>
    </style:style>
    <style:style style:name="T217" style:family="text">
      <style:text-properties style:text-underline-style="none" fo:font-weight="normal" officeooo:rsid="0092b48e" style:font-weight-asian="normal" style:font-weight-complex="normal"/>
    </style:style>
    <style:style style:name="T218" style:family="text">
      <style:text-properties style:text-underline-style="none" fo:font-weight="normal" officeooo:rsid="00f60c80" style:font-weight-asian="normal" style:font-weight-complex="normal"/>
    </style:style>
    <style:style style:name="T219" style:family="text">
      <style:text-properties style:text-underline-style="none" fo:font-weight="normal" officeooo:rsid="00b7427f" style:font-weight-asian="normal" style:font-weight-complex="normal"/>
    </style:style>
    <style:style style:name="T220" style:family="text">
      <style:text-properties style:text-underline-style="none" fo:font-weight="normal" officeooo:rsid="00bfe78f" style:font-weight-asian="normal" style:font-weight-complex="normal"/>
    </style:style>
    <style:style style:name="T221" style:family="text">
      <style:text-properties style:text-underline-style="none" fo:font-weight="normal" officeooo:rsid="010d15dd" style:font-weight-asian="normal" style:font-weight-complex="normal"/>
    </style:style>
    <style:style style:name="T222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223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224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225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226" style:family="text">
      <style:text-properties officeooo:rsid="0040d982"/>
    </style:style>
    <style:style style:name="T227" style:family="text">
      <style:text-properties officeooo:rsid="00420662"/>
    </style:style>
    <style:style style:name="T228" style:family="text">
      <style:text-properties officeooo:rsid="0044ae78"/>
    </style:style>
    <style:style style:name="T229" style:family="text">
      <style:text-properties officeooo:rsid="004c7182"/>
    </style:style>
    <style:style style:name="T230" style:family="text">
      <style:text-properties officeooo:rsid="004d8b35"/>
    </style:style>
    <style:style style:name="T231" style:family="text">
      <style:text-properties style:text-underline-style="solid" style:text-underline-width="auto" style:text-underline-color="font-color"/>
    </style:style>
    <style:style style:name="T232" style:family="text">
      <style:text-properties style:text-underline-style="solid" style:text-underline-width="auto" style:text-underline-color="font-color" officeooo:rsid="00061718"/>
    </style:style>
    <style:style style:name="T233" style:family="text">
      <style:text-properties style:text-underline-style="solid" style:text-underline-width="auto" style:text-underline-color="font-color" officeooo:rsid="00043d37"/>
    </style:style>
    <style:style style:name="T234" style:family="text">
      <style:text-properties style:text-underline-style="solid" style:text-underline-width="auto" style:text-underline-color="font-color" officeooo:rsid="000a08d6"/>
    </style:style>
    <style:style style:name="T235" style:family="text">
      <style:text-properties style:text-underline-style="solid" style:text-underline-width="auto" style:text-underline-color="font-color" officeooo:rsid="00bfd4bd"/>
    </style:style>
    <style:style style:name="T236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237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238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239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240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41" style:family="text">
      <style:text-properties officeooo:rsid="0053cdb5"/>
    </style:style>
    <style:style style:name="T242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43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44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45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46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47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48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49" style:family="text">
      <style:text-properties style:font-name="Liberation Serif1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50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51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52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53" style:family="text">
      <style:text-properties style:font-name="Liberation Serif1" fo:font-style="normal" style:text-underline-style="none" fo:font-weight="bold" fo:background-color="transparent" loext:char-shading-value="0" style:font-style-asian="normal" style:font-weight-asian="bold" style:font-style-complex="normal" style:font-weight-complex="bold"/>
    </style:style>
    <style:style style:name="T254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55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56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57" style:family="text">
      <style:text-properties style:font-name="Liberation Serif1" fo:font-style="normal" style:text-underline-style="none" fo:font-weight="bold" officeooo:rsid="013939a3" fo:background-color="transparent" loext:char-shading-value="0" style:font-style-asian="normal" style:font-weight-asian="bold" style:font-style-complex="normal" style:font-weight-complex="bold"/>
    </style:style>
    <style:style style:name="T258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59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60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61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62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63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64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65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66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67" style:family="text">
      <style:text-properties style:font-name="Liberation Serif1" fo:font-style="normal" style:text-underline-style="none" fo:font-weight="normal" officeooo:rsid="013939a3" fo:background-color="transparent" loext:char-shading-value="0" style:font-style-asian="normal" style:font-weight-asian="normal" style:font-style-complex="normal" style:font-weight-complex="normal"/>
    </style:style>
    <style:style style:name="T268" style:family="text">
      <style:text-properties style:font-name="Liberation Serif1" fo:font-style="normal" style:text-underline-style="none" fo:font-weight="normal" officeooo:rsid="013ed192" fo:background-color="transparent" loext:char-shading-value="0" style:font-style-asian="normal" style:font-weight-asian="normal" style:font-style-complex="normal" style:font-weight-complex="normal"/>
    </style:style>
    <style:style style:name="T269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70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71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72" style:family="text">
      <style:text-properties style:font-name="Liberation Serif1" fo:font-style="normal" style:text-underline-style="none" fo:font-weight="normal" officeooo:rsid="0123f52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73" style:family="text">
      <style:text-properties style:font-name="Liberation Serif1" fo:font-style="normal" style:text-underline-style="none" fo:font-weight="normal" officeooo:rsid="012b692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74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275" style:family="text">
      <style:text-properties style:font-name="Liberation Serif1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276" style:family="text">
      <style:text-properties style:font-name="Liberation Serif1" fo:font-style="normal" style:text-underline-style="none" officeooo:rsid="001b8001" fo:background-color="transparent" loext:char-shading-value="0" style:font-name-asian="Liberation Serif" style:font-style-asian="normal" style:font-name-complex="Liberation Serif" style:font-style-complex="normal"/>
    </style:style>
    <style:style style:name="T277" style:family="text">
      <style:text-properties style:font-name="Liberation Serif1" fo:font-style="normal" style:text-underline-style="none" officeooo:rsid="012b6920" fo:background-color="transparent" loext:char-shading-value="0" style:font-name-asian="Liberation Serif" style:font-style-asian="normal" style:font-name-complex="Liberation Serif" style:font-style-complex="normal"/>
    </style:style>
    <style:style style:name="T278" style:family="text">
      <style:text-properties style:font-name="Liberation Serif1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279" style:family="text">
      <style:text-properties style:font-name="Liberation Serif1" fo:font-style="normal" style:text-underline-style="none" officeooo:rsid="01334bc7" fo:background-color="transparent" loext:char-shading-value="0" style:font-name-asian="Liberation Serif" style:font-style-asian="normal" style:font-name-complex="Liberation Serif" style:font-style-complex="normal"/>
    </style:style>
    <style:style style:name="T280" style:family="text">
      <style:text-properties style:font-name="Liberation Serif1" fo:font-style="normal" style:text-underline-style="none" officeooo:rsid="013527c4" fo:background-color="transparent" loext:char-shading-value="0" style:font-name-asian="Liberation Serif" style:font-style-asian="normal" style:font-name-complex="Liberation Serif" style:font-style-complex="normal"/>
    </style:style>
    <style:style style:name="T281" style:family="text">
      <style:text-properties style:font-name="Liberation Serif1" fo:font-style="normal" style:text-underline-style="none" fo:background-color="transparent" loext:char-shading-value="0" style:font-style-asian="normal" style:font-style-complex="normal"/>
    </style:style>
    <style:style style:name="T282" style:family="text">
      <style:text-properties style:font-name="Liberation Serif1" fo:font-style="normal" style:text-underline-style="none" officeooo:rsid="013ed192" fo:background-color="transparent" loext:char-shading-value="0" style:font-style-asian="normal" style:font-style-complex="normal"/>
    </style:style>
    <style:style style:name="T283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84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85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86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87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288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89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290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91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92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93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294" style:family="text">
      <style:text-properties style:font-name="Liberation Serif1" fo:font-style="italic" style:text-underline-style="none" fo:font-weight="normal" officeooo:rsid="013939a3" fo:background-color="transparent" loext:char-shading-value="0" style:font-style-asian="italic" style:font-weight-asian="normal" style:font-style-complex="italic" style:font-weight-complex="normal"/>
    </style:style>
    <style:style style:name="T295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96" style:family="text">
      <style:text-properties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97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298" style:family="text">
      <style:text-properties style:font-name="Liberation Serif1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299" style:family="text">
      <style:text-properties style:font-name="Liberation Serif1" fo:font-style="italic" style:text-underline-style="none" fo:background-color="transparent" loext:char-shading-value="0" style:font-style-asian="italic" style:font-style-complex="italic"/>
    </style:style>
    <style:style style:name="T300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301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302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303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304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305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306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307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308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309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310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311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312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313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314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315" style:family="text">
      <style:text-properties officeooo:rsid="005cf811"/>
    </style:style>
    <style:style style:name="T316" style:family="text">
      <style:text-properties officeooo:rsid="005ff056"/>
    </style:style>
    <style:style style:name="T317" style:family="text">
      <style:text-properties officeooo:rsid="00745ad9"/>
    </style:style>
    <style:style style:name="T318" style:family="text">
      <style:text-properties officeooo:rsid="0078a2da"/>
    </style:style>
    <style:style style:name="T319" style:family="text">
      <style:text-properties officeooo:rsid="00894806"/>
    </style:style>
    <style:style style:name="T320" style:family="text">
      <style:text-properties officeooo:rsid="008d8493"/>
    </style:style>
    <style:style style:name="T321" style:family="text">
      <style:text-properties officeooo:rsid="00c13698"/>
    </style:style>
    <style:style style:name="T322" style:family="text">
      <style:text-properties officeooo:rsid="00c2d31a"/>
    </style:style>
    <style:style style:name="T323" style:family="text">
      <style:text-properties officeooo:rsid="00c2d31a" fo:background-color="transparent" loext:char-shading-value="0"/>
    </style:style>
    <style:style style:name="T324" style:family="text">
      <style:text-properties officeooo:rsid="00cd8f65" fo:background-color="transparent" loext:char-shading-value="0"/>
    </style:style>
    <style:style style:name="T325" style:family="text">
      <style:text-properties officeooo:rsid="00d60023"/>
    </style:style>
    <style:style style:name="T326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327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328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329" style:family="text">
      <style:text-properties officeooo:rsid="00e504a4"/>
    </style:style>
    <style:style style:name="T330" style:family="text">
      <style:text-properties officeooo:rsid="00f94841"/>
    </style:style>
    <style:style style:name="T331" style:family="text">
      <style:text-properties officeooo:rsid="00fc1122"/>
    </style:style>
    <style:style style:name="T332" style:family="text">
      <style:text-properties officeooo:rsid="0106f4f7"/>
    </style:style>
    <style:style style:name="T333" style:family="text">
      <style:text-properties officeooo:rsid="010a4fce"/>
    </style:style>
    <style:style style:name="T334" style:family="text">
      <style:text-properties officeooo:rsid="0113f27b"/>
    </style:style>
    <style:style style:name="T335" style:family="text">
      <style:text-properties officeooo:rsid="0118fd61"/>
    </style:style>
    <style:style style:name="T336" style:family="text">
      <style:text-properties style:text-position="super 58%"/>
    </style:style>
    <style:style style:name="T337" style:family="text">
      <style:text-properties style:text-position="super 58%" officeooo:rsid="013138b5"/>
    </style:style>
    <style:style style:name="T338" style:family="text">
      <style:text-properties fo:font-variant="small-caps"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339" style:family="text">
      <style:text-properties officeooo:rsid="013138b5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3" text:outline-level="1"><text:span text:style-name="T319">Dr </text:span>Kyle A Oman</text:h>
      <text:p text:style-name="P69"><text:tab/><text:span text:style-name="T37">Office: +44 (0) 191 33 43011<text:tab/>Institute for Computational Cosmology</text:span></text:p>
      <text:p text:style-name="P68"><text:tab/><text:span text:style-name="T37">Mobile: +44 (0) 737 693 4098<text:tab/>Department of Physics &amp; Astronomy, Durham University</text:span></text:p>
      <text:p text:style-name="P67"><text:tab/><text:a xlink:type="simple" xlink:href="mailto:kyle.a.oman@durham.ac.uk" text:style-name="Internet_20_link" text:visited-style-name="Visited_20_Internet_20_Link"><text:span text:style-name="T37">kyle.a.oman@durham.ac.uk</text:span></text:a><text:tab/><text:span text:style-name="T192">South Road, Durham DH1 3LE, United Kingdom<text:line-break/><text:tab/></text:span><text:a xlink:type="simple" xlink:href="https://kyleaoman.github.io/" text:style-name="Internet_20_link" text:visited-style-name="Visited_20_Internet_20_Link"><text:span text:style-name="T330">kyleaoman.github.io</text:span></text:a></text:p>
      <text:p text:style-name="P67"><text:tab/><draw:frame draw:style-name="fr1" draw:name="Image1" text:anchor-type="as-char" svg:y="-0.314cm" svg:width="0.339cm" svg:height="0.339cm" draw:z-index="0"><draw:image xlink:href="Pictures/100007E00000078B0000078BC26B579F.svg" xlink:type="simple" xlink:show="embed" xlink:actuate="onLoad" draw:mime-type="image/svg+xml"/><draw:image xlink:href="Pictures/10000001000000490000004993FB8A85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123"><text:span text:style-name="T237">Academic </text:span><text:span text:style-name="T239">Qualifications</text:span><text:span text:style-name="T233"><text:tab/></text:span></text:p>
      <text:p text:style-name="P15"><text:tab/><text:span text:style-name="T38">PhD<text:tab/></text:span><text:span text:style-name="T39">University of Victoria, Astronomy<text:tab/>Aug 201</text:span><text:span text:style-name="T45">7</text:span><text:span text:style-name="T39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15"><text:span text:style-name="T39"><text:tab/></text:span><text:span text:style-name="T38">MSc<text:tab/></text:span><text:span text:style-name="T39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15"><text:span text:style-name="T39"><text:tab/></text:span><text:span text:style-name="T38">BSc</text:span><text:span text:style-name="T39"><text:tab/>University of Waterloo, </text:span><text:span text:style-name="T40">Honours </text:span><text:span text:style-name="T39">Physics (Astrophysics spec.)<text:tab/>Jun 2011<text:line-break/><text:tab/><text:tab/>Graduated on Dean's Honour List<text:line-break/><text:tab/><text:tab/></text:span><text:span text:style-name="T40">Dissertation: “An object-oriented halo finder”<text:line-break/><text:tab/></text:span><text:span text:style-name="T39"><text:tab/></text:span><text:span text:style-name="T40">Supervisor: Michael Balogh</text:span></text:p>
      <text:p text:style-name="P116"><text:span text:style-name="T192">Employment</text:span><text:tab/></text:p>
      <text:p text:style-name="P54"><text:span text:style-name="T222"><text:tab/></text:span><text:span text:style-name="T225">Asst. Professor &amp; Royal Society Dorothy Hodgkin Fellow<text:tab/>Oct 2023 – present<text:line-break/><text:tab/> <text:s/>Institute for Computational Cosmology, Durham University</text:span></text:p>
      <text:p text:style-name="P54"><text:span text:style-name="T222"><text:tab/></text:span><text:span text:style-name="T224">Postdoctoral research associate (grade 8)</text:span><text:span text:style-name="T223"><text:tab/>Jul 2022 </text:span><text:span text:style-name="T222">– </text:span><text:span text:style-name="T225">Sept 2023</text:span><text:span text:style-name="T211"><text:line-break/><text:tab/> <text:s/>Institute for Computational Cosmology, Durham University</text:span></text:p>
      <text:p text:style-name="P29"><text:tab/>Postdoctoral research associate <text:span text:style-name="T325">(grade 7)</text:span><text:tab/>Oct 2019 – <text:span text:style-name="T325">Jun 2022</text:span><text:line-break/><text:tab/> <text:s/>Institute for Computational Cosmology, Durham University</text:p>
      <text:p text:style-name="P28"><text:tab/>Researcher (postdoctoral)<text:tab/>Oct 2017 – Sept 2019<text:line-break/><text:tab/> <text:s/>Kapteyn Astronomical Institute, Rijksuniversiteit Groningen</text:p>
      <text:p text:style-name="P24"><text:tab/><text:span text:style-name="T226">Summer research internship<text:tab/>May 2010 – Aug 2010<text:line-break/></text:span><text:span text:style-name="T4"><text:tab/> <text:s/></text:span><text:span text:style-name="T99">Department of Physics &amp; Astronomy, University of Waterloo</text:span></text:p>
      <text:p text:style-name="P24"><text:span text:style-name="T99"><text:tab/>Summer research internship<text:tab/>May 20</text:span><text:span text:style-name="T101">09</text:span><text:span text:style-name="T99"> </text:span><text:span text:style-name="T100">– </text:span><text:span text:style-name="T99">Aug 2009<text:line-break/></text:span><text:span text:style-name="T4"><text:tab/> <text:s/></text:span><text:span text:style-name="T99">Department of Physics &amp; Astronomy, University of Waterloo</text:span></text:p>
      <text:p text:style-name="P125"/>
      <text:p text:style-name="P124"><text:span text:style-name="T237">Grants, </text:span><text:span text:style-name="T240">Computing Time</text:span><text:span text:style-name="T231"> &amp; </text:span><text:span text:style-name="T235">Funding</text:span><text:span text:style-name="T231"><text:tab/></text:span></text:p>
      <text:p text:style-name="P27"><text:tab/><text:span text:style-name="T339">DiRAC 16</text:span><text:span text:style-name="T337">th</text:span><text:span text:style-name="T339"> RAC call for proposals (274M cpu-hr)<text:tab/>2024 – 2027<text:line-break/></text:span><text:span text:style-name="T10"><text:tab/> <text:s/>Title: “Virgo I: The formation, evolution and clustering of galaxies”<text:line-break/><text:tab/> <text:s/>Role: co-I</text:span></text:p>
      <text:p text:style-name="P27"><text:tab/><text:span text:style-name="T334">Matariki Network of Universities Seed Fund (GBP 24 950)<text:tab/>2024 – 2026<text:line-break/><text:tab/> <text:s/></text:span><text:span text:style-name="T9">Title: “The SWAN Universe: Simulations for Wallaby and the nearby Universe”<text:line-break/><text:tab/> <text:s/>Role: co-I, Durham University lead</text:span></text:p>
      <text:p text:style-name="P27"><text:tab/><text:span text:style-name="T333">Durham STFC Impact Acceleration Account (GBP 17 156)<text:tab/>2024<text:line-break/><text:tab/> <text:s/></text:span><text:span text:style-name="T8">Title: “Human mobility for natural disaster risk management with astrophysics<text:line-break/><text:tab/> <text:s/>techniques”<text:line-break/><text:tab/> <text:s/></text:span><text:span text:style-name="T9">Role: co-PI (with A. Dunant)</text:span></text:p>
      <text:p text:style-name="P27"><text:span text:style-name="T330"><text:tab/>Royal Society Dorothy Hodgkin Fellowship (GBP 1.</text:span><text:span text:style-name="T332">5</text:span><text:span text:style-name="T330">M)<text:tab/>2023 – 2031<text:line-break/><text:tab/> <text:s/></text:span><text:span text:style-name="T6">Title: “Key dark matter particle properties from dwarf galaxy astrophysics”</text:span></text:p>
      <text:p text:style-name="P23"><text:span text:style-name="T6"><text:tab/></text:span><text:span text:style-name="T103">DiRAC-3 Phase 2 Director’s Discretionary Time (8.84M cpu-hr)<text:tab/>2023 – 2024<text:line-break/><text:tab/> <text:s/></text:span><text:span text:style-name="T7">Title: “Simulated 21-cm survey of the Southern sky”</text:span></text:p>
      <text:p text:style-name="P23"><text:tab/><text:span text:style-name="T322">Cosmology and Astroparticle Student &amp; Postdoc Exchange Network Visitor (GBP</text:span><text:span text:style-name="T323"> </text:span><text:span text:style-name="T324">1 400</text:span><text:span text:style-name="T323">)</text:span><text:span text:style-name="T322"><text:tab/>2022</text:span><text:span text:style-name="T321"><text:line-break/><text:tab/> <text:s/></text:span><text:span text:style-name="T6">Title</text:span><text:span text:style-name="T5">: “Structure and equilibrium of simulated dwarf galaxies”</text:span><text:span text:style-name="T321"><text:tab/> <text:s/></text:span></text:p>
      <text:p text:style-name="P55"><text:span text:style-name="T219"><text:tab/>Durham University Physics Department Developing Talent Award </text:span><text:span text:style-name="T220">(GBP 4 000)</text:span><text:span text:style-name="T219"><text:tab/>2022<text:line-break/><text:tab/> <text:s/></text:span><text:span text:style-name="T34">Title</text:span><text:span text:style-name="T297">: “The fragility of dwarf galaxies used as dark matter tracers”</text:span></text:p>
      <text:p text:style-name="P122"><text:span text:style-name="T238">Scholarships</text:span><text:span text:style-name="T231"> &amp; Awards<text:tab/></text:span></text:p>
      <text:p text:style-name="P26"><text:tab/><text:span text:style-name="T325">Durham University Discretionary Award<text:tab/>202</text:span><text:span text:style-name="T331">3</text:span><text:span text:style-name="T325"><text:line-break/><text:tab/> <text:s/>GBP </text:span><text:span text:style-name="T330">5</text:span><text:span text:style-name="T325">00, Institution-level, award by nomination</text:span></text:p>
      <text:p text:style-name="P26"><text:tab/><text:span text:style-name="T325">Durham University Discretionary Award<text:tab/>2022<text:line-break/><text:tab/> <text:s/>GBP 1 000, Institution-level, award by nomination</text:span></text:p>
      <text:p text:style-name="P26"><text:tab/>RM Petrie Memorial Fellowship<text:tab/>2016 – 2017<text:line-break/><text:tab/> <text:s/>CAD 4 750, Institution-level, award by nomination</text:p>
      <text:p text:style-name="P22"><text:tab/>University of Victoria President’s Research Scholarship<text:tab/>2016<text:line-break/><text:tab/> <text:s/>CAD 4 000, Institution-level, award by nomination</text:p>
      <text:p text:style-name="P22"><text:tab/>National Science and Engineering Research Council Canada Graduate <text:tab/>2015 – 2016<text:line-break/><text:tab/><text:span text:style-name="T315">Scholarship </text:span>with Michael Smith Foreign Study Supplement<text:line-break/><text:tab/> <text:s/>CAD 76 000, National-level, top Canadian graduate research scholarship<text:line-break/><text:span text:style-name="T1"><text:tab/> <text:s/></text:span><text:span text:style-name="T6">Title</text:span><text:span text:style-name="T1">: “Remaining challenges to the standard model of cosmology: a <text:line-break/><text:tab/> <text:s/>solution to the cusp-core problem”</text:span></text:p>
      <text:p text:style-name="P25"><text:tab/>University of Victoria Graduate Award<text:tab/>2014 – 2015<text:line-break/><text:tab/> <text:s/>CAD 6 000, Institution-level, award by nomination</text:p>
      <text:p text:style-name="P22"><text:tab/>Nora and Mark DeGoutière Memorial Scholarship<text:tab/><text:span text:style-name="T315">2014<text:line-break/></text:span><text:tab/> <text:s/>CAD 11 250, Institution-level, award by nomination</text:p>
      <text:p text:style-name="P22"><text:soft-page-break/><text:tab/>University of Victoria Fellowship<text:tab/><text:span text:style-name="T315">2013<text:line-break/></text:span><text:tab/> <text:s/>CAD 15 000, Institution-level, award by nomination</text:p>
      <text:p text:style-name="P22"><text:tab/>Queen Elizabeth II Graduate Scholarship in Science and Technology<text:tab/><text:span text:style-name="T315">2012<text:line-break/></text:span><text:tab/> <text:s/>CAD 15 000, Provincial-level, research scholarship<text:line-break/><text:tab/> <text:s/><text:span text:style-name="T6">Title</text:span><text:span text:style-name="T1">: “Deconstructing Star Formation Histories from Orbits in <text:line-break/><text:tab/> <text:s/>N-Body Simulations”</text:span></text:p>
      <text:p text:style-name="P22"><text:tab/>National Science and Engineering Research Council Undergraduate Student<text:tab/><text:span text:style-name="T315">2009<text:line-break/></text:span><text:tab/>Research Award<text:line-break/><text:tab/> <text:s/>CAD 4 500, National-level, summer research scholarship</text:p>
      <text:p text:style-name="P115"><text:span text:style-name="T227">Research </text:span><text:span text:style-name="T316">student </text:span><text:span text:style-name="T227">supervision</text:span><text:tab/></text:p>
      <text:p text:style-name="P14"><text:span text:style-name="T61">I have co-supervised the thes</text:span><text:span text:style-name="T83">is work of </text:span><text:span text:style-name="T84">10</text:span><text:span text:style-name="T83"> students (3 BSc, </text:span><text:span text:style-name="T84">6</text:span><text:span text:style-name="T83"> MSc/</text:span><text:span text:style-name="T84">MPhys</text:span><text:span text:style-name="T83">, 1 PhD).</text:span><text:span text:style-name="T80"><text:tab/></text:span></text:p>
      <text:p text:style-name="P38"><text:span text:style-name="T40"><text:tab/></text:span><text:span text:style-name="T76">Summer undergraduate research project supervisor for Mary Carstairs<text:tab/>July 2024 – Aug 2024<text:line-break/><text:tab/> <text:s/>Institute for Computational Cosmology, Durham University</text:span></text:p>
      <text:p text:style-name="P38"><text:span text:style-name="T40"><text:tab/></text:span><text:span text:style-name="T71">Summer Nuffield Foundation Research Placement Host for Matilda Hunnisett<text:tab/>Aug 2023<text:line-break/><text:tab/> <text:s/>Institute for Computational Cosmology, Durham University</text:span></text:p>
      <text:p text:style-name="P37"><text:span text:style-name="T40"><text:tab/></text:span><text:span text:style-name="T71">Summer Nuffield Foundation Research Placement Host for Piotr Stelmaszczyk<text:tab/>Aug 2023<text:line-break/><text:tab/> <text:s/>Institute for Computational Cosmology, Durham University</text:span></text:p>
      <text:p text:style-name="P37"><text:span text:style-name="T40"><text:tab/></text:span><text:span text:style-name="T69">MPhys thesis co-supervisor (with M. Swinbank) for Lauryn Tapper<text:tab/>Oct 2022 </text:span><text:span text:style-name="T41">– </text:span><text:span text:style-name="T52">present<text:line-break/></text:span><text:span text:style-name="T68"><text:tab/> <text:s/>Institute for Computational Cosmology, Durham University<text:line-break/><text:tab/> <text:s/></text:span><text:span text:style-name="T20">“A dynamic analysis of the gas within simulated galaxies”</text:span></text:p>
      <text:p text:style-name="P35"><text:span text:style-name="T80"><text:tab/></text:span><text:span text:style-name="T81">Summer undergraduate research project supervisor for Eleanor Downing<text:tab/>Jul </text:span><text:span text:style-name="T82">– </text:span><text:span text:style-name="T81">Sept 2022</text:span><text:span text:style-name="T68"><text:line-break/><text:tab/> <text:s/>Institute for Computational Cosmology, Durham University<text:line-break/><text:tab/> <text:s/></text:span><text:span text:style-name="T20">“</text:span><text:span text:style-name="T19">The diverse perturbations affecting dwarf galaxies used as dark <text:line-break/><text:tab/> <text:s/>matter tracers</text:span><text:span text:style-name="T20">”</text:span></text:p>
      <text:p text:style-name="P34"><text:span text:style-name="T40"><text:tab/></text:span><text:span text:style-name="T39">M</text:span><text:span text:style-name="T69">Phys</text:span><text:span text:style-name="T39"> thesis co-supervisor (with A. Fattahi) for Alex Cooke<text:tab/>Oct 2021 </text:span><text:span text:style-name="T41">– </text:span><text:span text:style-name="T69">Apr 2022</text:span><text:span text:style-name="T39"><text:line-break/><text:tab/> <text:s/>Institute for Computational Cosmology, Durham University<text:line-break/><text:tab/> <text:s/></text:span><text:span text:style-name="T11">“</text:span><text:span text:style-name="T18">The lives and deaths of faint satellite galaxies</text:span><text:span text:style-name="T11">”</text:span></text:p>
      <text:p text:style-name="P50"><text:span text:style-name="T202"><text:tab/></text:span><text:span text:style-name="T204">M</text:span><text:span text:style-name="T214">Phys</text:span><text:span text:style-name="T204"> thesis co-supervisor (with C. Frenk) for Richard Brooks<text:tab/>Oct 2021 </text:span><text:span text:style-name="T195">– </text:span><text:span text:style-name="T214">Apr 2022</text:span><text:span text:style-name="T204"><text:line-break/><text:tab/> <text:s/>Institute for Computational Cosmology, Durham University<text:line-break/><text:tab/> <text:s/></text:span><text:span text:style-name="T28">“</text:span><text:span text:style-name="T29">A path to revealing the nature of dark matter by neutral gas</text:span><text:span text:style-name="T28">”</text:span></text:p>
      <text:p text:style-name="P13"><text:span text:style-name="T40"><text:tab/></text:span><text:span text:style-name="T52">PhD thesis co-supervisor (</text:span><text:span text:style-name="T56">with </text:span><text:span text:style-name="T52">R. Massey, C. Frenk</text:span><text:span text:style-name="T56">)</text:span><text:span text:style-name="T52"> for Ellen Sirks<text:tab/>Jan 2020 </text:span><text:span text:style-name="T41">– </text:span><text:span text:style-name="T70">Oct 2022</text:span><text:span text:style-name="T52"><text:line-break/><text:tab/> <text:s/>Institute for Computational Cosmology, Durham University</text:span></text:p>
      <text:p text:style-name="P13"><text:span text:style-name="T52"><text:tab/></text:span><text:span text:style-name="T66">Summer Nuffield Foundation Research Placement Host for Jared Turnbull<text:tab/>Aug 2021<text:line-break/><text:tab/> <text:s/>Institute for Computational Cosmology, Durham University<text:line-break/><text:tab/> <text:s/></text:span><text:span text:style-name="T17">“Visualisations of Simulated Galaxies”</text:span></text:p>
      <text:p text:style-name="P61"><text:span text:style-name="T202"/></text:p>
      <text:p text:style-name="P62"><text:span text:style-name="T202"><text:tab/></text:span><text:span text:style-name="T210">M</text:span><text:span text:style-name="T214">Phys</text:span><text:span text:style-name="T197"> thesis co-supervisor (with C. Frenk) for Finn Roper<text:tab/>Jun 2020 </text:span><text:span text:style-name="T195">– </text:span><text:span text:style-name="T204">Apr 2021</text:span><text:span text:style-name="T197"><text:line-break/><text:tab/> <text:s/>Institute for Computational Cosmology, Durham University<text:line-break/></text:span><text:span text:style-name="T27"><text:tab/> <text:s/>“The effect of baryon feedback on simulated dark matter<text:line-break/><text:tab/> <text:s/>distributions”</text:span></text:p>
      <text:p text:style-name="P63"><text:span text:style-name="T202"><text:tab/></text:span><text:span text:style-name="T194">MSc thesis co-supervisor (with M. Verheijen) for Anatolii Zadvornyi<text:tab/>Sept 2019 </text:span><text:span text:style-name="T195">– </text:span><text:span text:style-name="T204">Jul 2021</text:span><text:span text:style-name="T194"><text:line-break/></text:span><text:span text:style-name="T111"><text:tab/> <text:s/>Kapteyn Institute, Rijksuniversiteit Groningen<text:line-break/><text:tab/> <text:s/></text:span><text:span text:style-name="T26">“Star formation suppression, gas consumption and stripping in<text:line-break/><text:tab/> <text:s/>cluster satellites”</text:span></text:p>
      <text:p text:style-name="P12"><text:span text:style-name="T40"><text:tab/></text:span><text:span text:style-name="T50">MSc thesis co-supervisor (with S. Trager) for Amit Upadhyay<text:tab/>Sept 2018 </text:span><text:span text:style-name="T41">– </text:span><text:span text:style-name="T50">Aug 2020<text:line-break/><text:tab/> <text:s/></text:span><text:span text:style-name="T51">Kapteyn Institute, Rijksuniversiteit Groningen<text:line-break/><text:tab/> <text:s/></text:span><text:span text:style-name="T15">“Star formation histories of Coma Cluster galaxies matched to <text:line-break/><text:tab/> <text:s/>simulated orbits hints at quenching around first pericentre”</text:span></text:p>
      <text:p text:style-name="P49"><text:span text:style-name="T194"><text:tab/>BSc thesis co-supervisor (with M. Verheijen) for Anatolii Zadvornyi<text:tab/>Jan 2019 </text:span><text:span text:style-name="T195">– </text:span><text:span text:style-name="T194">May 2019<text:line-break/><text:tab/> <text:s/></text:span><text:span text:style-name="T196">Kapteyn Astronomical Institute, Rijksuniversiteit Groningen<text:line-break/><text:tab/> <text:s/></text:span><text:span text:style-name="T21">“</text:span><text:span text:style-name="T15">Enviromental </text:span><text:span text:style-name="T16">s</text:span><text:span text:style-name="T15">tar </text:span><text:span text:style-name="T16">f</text:span><text:span text:style-name="T15">ormation </text:span><text:span text:style-name="T16">s</text:span><text:span text:style-name="T15">uppression in </text:span><text:span text:style-name="T16">g</text:span><text:span text:style-name="T15">alaxy </text:span><text:span text:style-name="T16">c</text:span><text:span text:style-name="T15">lusters</text:span><text:span text:style-name="T21">”</text:span></text:p>
      <text:p text:style-name="P54"><text:span text:style-name="T202"><text:tab/></text:span><text:span text:style-name="T194">BSc</text:span><text:span text:style-name="T195"> thesis co-supervisor </text:span><text:span text:style-name="T194">(with J. Navarro, A. Fattahi) </text:span><text:span text:style-name="T195">for James Lan</text:span><text:span text:style-name="T194">e</text:span><text:span text:style-name="T195"><text:tab/>Sept 2016 – </text:span><text:span text:style-name="T201">Apr</text:span><text:span text:style-name="T195"> 2017<text:line-break/></text:span><text:span text:style-name="T112"><text:tab/> <text:s/></text:span><text:span text:style-name="T113">Department of Physics &amp; Astronomy, University of Victoria</text:span><text:span text:style-name="T195"><text:line-break/><text:tab/> <text:s/></text:span><text:span text:style-name="T23">“The mysterious progenitor of the Ophiuchus stream”</text:span></text:p>
      <text:p text:style-name="P39"><text:span text:style-name="T11"><text:tab/></text:span><text:span text:style-name="T50">BSc</text:span><text:span text:style-name="T39"> thesis co-supervisor </text:span><text:span text:style-name="T52">(with J. Navarro) for </text:span><text:span text:style-name="T39">Patrick McManus<text:tab/>Sept 2016 – </text:span><text:span text:style-name="T42">Apr</text:span><text:span text:style-name="T39"> 2017<text:line-break/><text:tab/> <text:s/></text:span><text:span text:style-name="T51">Department of Physics &amp; Astronomy, University of Victoria</text:span><text:span text:style-name="T39"><text:line-break/><text:tab/> <text:s/></text:span><text:span text:style-name="T11">“</text:span><text:span text:style-name="T15">T</text:span><text:span text:style-name="T11">he effect of an impulsive gravitational perturbation on a dark <text:line-break/><text:tab/> <text:s/>matter halo”</text:span></text:p>
      <text:p text:style-name="P114"><text:span text:style-name="T85">Teaching Experience</text:span><text:tab/></text:p>
      <text:p text:style-name="P11"><text:span text:style-name="T12"><text:tab/></text:span><text:span text:style-name="T87">Course development<text:tab/>May – Aug 2015<text:line-break/><text:tab/><text:tab/></text:span><text:span text:style-name="T12">Produced new draft of laboratory manual for </text:span><text:span text:style-name="T14">University of Victoria </text:span><text:span text:style-name="T12">undergraduate<text:line-break/><text:tab/><text:tab/>introductory astronomy course, in use as of Fall 2016. Development of visualization <text:tab/><text:tab/><text:tab/><text:tab/>software for use in same </text:span><text:span text:style-name="T14">c</text:span><text:span text:style-name="T12">ourse.</text:span></text:p>
      <text:p text:style-name="P66"><text:span text:style-name="T23"><text:tab/></text:span><text:span text:style-name="T132">Substitute lecturer<text:line-break/><text:tab/><text:tab/></text:span><text:span text:style-name="T33">Lectures for courses “Introduction to astronomy; Cosmic history” (Feb-Mar 2023, <text:tab/><text:tab/><text:tab/><text:tab/>instructor C. Frenk), “Introduction to galaxies” (Mar 2017, instructor J. Navarro).</text:span></text:p>
      <text:p text:style-name="P53"><text:span text:style-name="T23"><text:tab/></text:span><text:span text:style-name="T109">G</text:span><text:span text:style-name="T108">uest lecturer<text:tab/><text:line-break/></text:span><text:span text:style-name="T24"><text:tab/><text:tab/>Lectures for courses “Representation of time travel in popular culture” (</text:span><text:span text:style-name="T25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48"><text:span text:style-name="T112"><text:tab/>Teaching Assistant</text:span><text:span text:style-name="T123">ships – 1</text:span><text:span text:style-name="T124">1</text:span><text:span text:style-name="T123"> appointments </text:span><text:span text:style-name="T124">totalling 45 months</text:span><text:span text:style-name="T123"><text:tab/>2010 – 20</text:span><text:span text:style-name="T124">22</text:span><text:span text:style-name="T123"><text:line-break/><text:tab/><text:tab/></text:span><text:span text:style-name="T30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31">demonstration and<text:tab/><text:tab/><text:tab/><text:tab/>grading for MSc scientific computing course.</text:span></text:p>
      <text:p text:style-name="P120"><text:soft-page-break/><text:span text:style-name="T102">Publications</text:span><text:span text:style-name="T98"><text:tab/></text:span></text:p>
      <text:p text:style-name="P65"><text:span text:style-name="T117">I </text:span><text:span text:style-name="T125">am an author of </text:span><text:span text:style-name="T136">5</text:span><text:span text:style-name="T142">9</text:span><text:span text:style-name="T125"> refereed articles (</text:span><text:span text:style-name="T136">4</text:span><text:span text:style-name="T142">971</text:span><text:span text:style-name="T140"> </text:span><text:span text:style-name="T125">citations, H=</text:span><text:span text:style-name="T135">3</text:span><text:span text:style-name="T142">2</text:span><text:span text:style-name="T125">), of which </text:span><text:span text:style-name="T142">9</text:span><text:span text:style-name="T125"> as the first author (</text:span><text:span text:style-name="T142">809</text:span><text:span text:style-name="T140"> </text:span><text:span text:style-name="T125">citations), and a further </text:span><text:span text:style-name="T131">2</text:span><text:span text:style-name="T139">2</text:span><text:span text:style-name="T125"> in which I had a major role. </text:span><text:span text:style-name="T126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26">. </text:span><text:span text:style-name="T127">I have highlighted some of my best work with a ★. </text:span><text:span text:style-name="T128">P</text:span><text:span text:style-name="T129">apers </text:span><text:span text:style-name="T128">led by students under my supervision</text:span><text:span text:style-name="T129"> are marked with a</text:span><text:span text:style-name="T145"> </text:span><text:span text:style-name="T157">†</text:span><text:span text:style-name="T328">.</text:span></text:p>
      <text:p text:style-name="P110">Pre-prints</text:p>
      <text:list text:style-name="L1">
        <text:list-item>
          <text:p text:style-name="P143"><text:span text:style-name="T169">O</text:span><text:span text:style-name="T166">man</text:span><text:span text:style-name="T153">, Frenk, Crain, Lovell and Pfeffer (2024). </text:span><text:span text:style-name="T181">A warm dark matter cosmogony may yield more low-mass galaxy detections in 21-cm surveys than a cold dark matter one.</text:span><text:span text:style-name="T153"> MNRAS, submitted. </text:span><text:span text:style-name="T164">[arxiv:2401.11878]</text:span></text:p>
        </text:list-item>
        <text:list-item>
          <text:p text:style-name="P144"><text:span text:style-name="T157">A</text:span><text:span text:style-name="T153">mvrosiadis, Lange, Nightingale, He, Frenk, </text:span><text:span text:style-name="T166">Oman</text:span><text:span text:style-name="T153">, Smail, Swinbank, Fragkoudi, Gadotti, Cole, Borsato, Robertson, Massey, Cao and Li (2023). </text:span><text:span text:style-name="T181">The onset of bar formation in a massive galaxy at z~3.8.</text:span><text:span text:style-name="T153"> MNRAS, submitted. </text:span><text:span text:style-name="T163">[arxiv:2404.01918]</text:span></text:p>
        </text:list-item>
      </text:list>
      <text:p text:style-name="P111">Refereed publications in primary journals</text:p>
      <text:list text:continue-numbering="true" text:style-name="L1">
        <text:list-item>
          <text:p text:style-name="P145"><text:span text:style-name="T170">Brown, Fattahi, McCarthy, Font, </text:span><text:span text:style-name="T169">Oman</text:span><text:span text:style-name="T170"> and Riley (2024). </text:span><text:span text:style-name="T185">ARTEMIS emulator: exploring the effect of cosmology and galaxy formation physics on Milky Way-mass haloes and their satellites</text:span><text:span text:style-name="T170">. MNRAS, </text:span><text:span text:style-name="T176">accepted</text:span><text:span text:style-name="T170">. </text:span><text:span text:style-name="T171">[arxiv:2403.11692]</text:span></text:p>
        </text:list-item>
        <text:list-item>
          <text:p text:style-name="P146"><text:span text:style-name="T170">Maccagni, de Blok, Mancera Pi</text:span><text:span text:style-name="T276">ñ</text:span><text:span text:style-name="T278">a, Ragusa, Iodice, Spavone, McGaugh, </text:span><text:span text:style-name="T259">Oman</text:span><text:span text:style-name="T278">, Oosterloo, Koribalski, Adams, Amram, Bosma, Bigiel, Brinks, Chemin, Combes, Gibson, Healy, Holwerda, J</text:span><text:span text:style-name="T170">ó</text:span><text:span text:style-name="T278">zsa, Kamphuis, Kleiner, Kurapati, Marasco, Spekkens, Veronese, Walter, Zabel and Zijlstra (2024). </text:span><text:span text:style-name="T298">MHONGOOSE discovery of a gas-rich low-surface brightness galaxy in the Dorado Group</text:span><text:span text:style-name="T278">. A&amp;A, </text:span><text:span text:style-name="T279">accepted</text:span><text:span text:style-name="T278">. </text:span><text:span text:style-name="T280">[arxiv:2405.17000]</text:span></text:p>
        </text:list-item>
        <text:list-item>
          <text:p text:style-name="P147"><text:span text:style-name="T169">Oman</text:span><text:span text:style-name="T170"> and Riley (2024). </text:span><text:span text:style-name="T185">An overlooked source of uncertainty in the mass of the Milky Way.</text:span><text:span text:style-name="T170"> MNRAS Letters </text:span><text:span text:style-name="T177">532: 48</text:span><text:span text:style-name="T170">. </text:span><text:span text:style-name="T172">[arxiv:2404.03726]</text:span></text:p>
        </text:list-item>
        <text:list-item>
          <text:p text:style-name="P149"><text:span text:style-name="T170">Jones, Sand, Karunakaran, Spekkens, </text:span><text:span text:style-name="T169">Oman</text:span><text:span text:style-name="T170">, Bennet, Besla, Crnojević, Cuillandre, Fielder, Gwyn and Mutlu-Pakdil (2023). </text:span><text:span text:style-name="T185">Gas and star formation in satellites of Milky Way analogs.</text:span><text:span text:style-name="T170"> ApJ </text:span><text:span text:style-name="T174">966: 93</text:span><text:span text:style-name="T170">. </text:span><text:span text:style-name="T175">[arxiv:2311.02152]</text:span></text:p>
        </text:list-item>
        <text:list-item>
          <text:p text:style-name="P148"><text:span text:style-name="T170">† Sirks, Harvey, Massey, </text:span><text:span text:style-name="T169">Oman</text:span><text:span text:style-name="T170">, Robertson, Frenk, Everett, Gill and McCleary (2023). </text:span><text:span text:style-name="T185">Hydrodynamical simulations of merging galaxy clusters: giant dark matter particle colliders, powered by gravity</text:span><text:span text:style-name="T170">. MNRAS </text:span><text:span text:style-name="T174">530: 3160</text:span><text:span text:style-name="T173">. </text:span><text:span text:style-name="T174">[arxiv:2405.00140]</text:span></text:p>
        </text:list-item>
        <text:list-item>
          <text:p text:style-name="P150"><text:span text:style-name="T157">De Blok, Healy, Maccagni, Pisano, Bosma, English, Jarrett, Marasco, Meurer, Veronese, Bigiel, Chemin, Fraternali, Holwerfa, Kamphuis, K</text:span><text:span text:style-name="T271">löckner, Kleiner, Leroy, Mogotsi, </text:span><text:span text:style-name="T259">Oman</text:span><text:span text:style-name="T271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296">MHONGOOSE – A MeerKAT Nearby Galaxy H</text:span><text:span text:style-name="T338">i</text:span><text:span text:style-name="T296"> Survey.</text:span><text:span text:style-name="T271"> A&amp;A, </text:span><text:span text:style-name="T272">accepted</text:span><text:span text:style-name="T271">. </text:span><text:span text:style-name="T273">[arxiv:</text:span><text:span text:style-name="T277">2404.01774</text:span><text:span text:style-name="T273">]</text:span></text:p>
        </text:list-item>
      </text:list>
      <text:p text:style-name="P109"/>
      <text:list text:continue-numbering="true" text:style-name="L1">
        <text:list-item>
          <text:p text:style-name="P152"><text:span text:style-name="T157">P</text:span><text:span text:style-name="T153">uglisi, Dudzevičiūtė, Swinbank, Gillman, Tiley, Cirasuolo, Cortese, Glazebrook, Harrison, Ibar, Molina, Obreschkow, </text:span><text:span text:style-name="T166">Oman</text:span><text:span text:style-name="T153">, Schaller, Shankar and Sharples (2023). </text:span><text:span text:style-name="T181">KURVS: The outer rotation curve shapes and dark matter fractions of z~1.5 star-forming galaxies.</text:span><text:span text:style-name="T153"> MNRAS </text:span><text:span text:style-name="T162">524: 2814</text:span><text:span text:style-name="T153">. </text:span><text:span text:style-name="T161">[arxiv:2305.04382]</text:span></text:p>
        </text:list-item>
        <text:list-item>
          <text:p text:style-name="P153"><text:span text:style-name="T157">† </text:span><text:span text:style-name="T158">Brooks, </text:span><text:span text:style-name="T168">Oman</text:span><text:span text:style-name="T158"> and Frenk (2022). </text:span><text:span text:style-name="T183">The North-South asymmetry of the ALFALFA HI velocity width function</text:span><text:span text:style-name="T158">. MNRAS </text:span><text:span text:style-name="T161">522: 4043</text:span><text:span text:style-name="T158">. [arxiv:2211.08092]</text:span></text:p>
        </text:list-item>
        <text:list-item>
          <text:p text:style-name="P154"><text:span text:style-name="T157">† </text:span><text:span text:style-name="T153">Downing and </text:span><text:span text:style-name="T166">Oman</text:span><text:span text:style-name="T153"> (2023). </text:span><text:span text:style-name="T181">The many reasons that the rotation curves of low-mass galaxies can fail as tracers of their matter distributions.</text:span><text:span text:style-name="T153"> MNRAS </text:span><text:span text:style-name="T161">522: 3318</text:span><text:span text:style-name="T153">. [arxiv:2301.05242]</text:span></text:p>
        </text:list-item>
        <text:list-item>
          <text:p text:style-name="P154"><text:span text:style-name="T157">R</text:span><text:span text:style-name="T158">eeves, Hudson and </text:span><text:span text:style-name="T168">Oman</text:span><text:span text:style-name="T158"> (2022). </text:span><text:span text:style-name="T183">Constraining satellite quenching timescales in galaxy clusters by forward-modelling stellar ages and quiescent fractions in projected phase space.</text:span><text:span text:style-name="T158"> MNRAS </text:span><text:span text:style-name="T161">522: 1779</text:span><text:span text:style-name="T158">. [arxiv:2211.09145]</text:span></text:p>
        </text:list-item>
        <text:list-item>
          <text:p text:style-name="P155"><text:span text:style-name="T157">† </text:span><text:span text:style-name="T271">Roper, </text:span><text:span text:style-name="T259">Oman</text:span><text:span text:style-name="T271">, Frenk, Ben</text:span><text:span text:style-name="T157">ítez-Llambay, Navarro and Santos-Santos (2022). </text:span><text:span text:style-name="T184">The diversity of rotation curves of simulated galaxies with cusps and cores</text:span><text:span text:style-name="T157">. MNRAS</text:span><text:span text:style-name="T160"> </text:span><text:span text:style-name="T161">521: 1316</text:span><text:span text:style-name="T157">. [arxiv:2203.16652]</text:span></text:p>
        </text:list-item>
        <text:list-item>
          <text:p text:style-name="P155"><text:span text:style-name="T154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167">Oman</text:span><text:span text:style-name="T154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159">(2022)</text:span><text:span text:style-name="T154">. </text:span><text:span text:style-name="T182">The Astropy project: Sustaining and growing a community-oriented open-source project and the latest major release (v5.0) of the core package.</text:span><text:span text:style-name="T154"> ApJ </text:span><text:span text:style-name="T158">935: 167</text:span><text:span text:style-name="T154">. </text:span><text:span text:style-name="T155">[arxiv:</text:span><text:span text:style-name="T156">2206.14220</text:span><text:span text:style-name="T155">]</text:span></text:p>
        </text:list-item>
        <text:list-item>
          <text:p text:style-name="P156"><text:span text:style-name="T269">Bilimogga, </text:span><text:span text:style-name="T258">Oman</text:span><text:span text:style-name="T269">, Verheijen and van der Hulst (2021). </text:span><text:span text:style-name="T295">Using EAGLE simulations to study the effect of observational constraints on determination of HI asymmetries in galaxies</text:span><text:span text:style-name="T269">. MNRAS </text:span><text:span text:style-name="T270">513: 5310</text:span><text:span text:style-name="T269">. [arxiv:2205.00675]</text:span></text:p>
        </text:list-item>
        <text:list-item>
          <text:p text:style-name="P151"><text:span text:style-name="T263">Mancera</text:span><text:span text:style-name="T261">-Piña</text:span><text:span text:style-name="T265">, </text:span><text:span text:style-name="T263">Fraternali, Oosterloo, Adams, </text:span><text:span text:style-name="T255">Oman</text:span><text:span text:style-name="T263"> and Leisman (202</text:span><text:span text:style-name="T266">2</text:span><text:span text:style-name="T263">). </text:span><text:span text:style-name="T290">No need for dark matter: resolved kinematics of the ultra-diffuse galaxy AGC 114905.</text:span><text:span text:style-name="T263"> MNRAS</text:span><text:span text:style-name="T264"> 512: 3230</text:span><text:span text:style-name="T263">. [arxiv:</text:span><text:span text:style-name="T266">2112.00017</text:span><text:span text:style-name="T263">]</text:span></text:p>
        </text:list-item>
        <text:list-item>
          <text:p text:style-name="P151"><text:span text:style-name="T154">† </text:span><text:span text:style-name="T263">Sirks, </text:span><text:span text:style-name="T255">Oman</text:span><text:span text:style-name="T263">, Robertson, Massey and Frenk (2021). </text:span><text:span text:style-name="T290">The effects of self-interacting dark matter on the stripping of galaxies that fall into clusters</text:span><text:span text:style-name="T263">. MNRAS </text:span><text:span text:style-name="T264">511: 5927</text:span><text:span text:style-name="T263">. [arxiv:2109.03257]</text:span></text:p>
        </text:list-item>
        <text:list-item>
          <text:p text:style-name="P157"><text:span text:style-name="T313">Oman</text:span><text:span text:style-name="T305"> (202</text:span><text:span text:style-name="T308">2</text:span><text:span text:style-name="T305">). </text:span><text:span text:style-name="T285">The ALFALFA </text:span><text:span text:style-name="T286">HI</text:span><text:span text:style-name="T285"> velocity width function.</text:span><text:span text:style-name="T305"> MNRAS </text:span><text:span text:style-name="T307">509:</text:span><text:span text:style-name="T305"> </text:span><text:span text:style-name="T307">3268</text:span><text:span text:style-name="T305">. [arxiv:2108.08856]</text:span></text:p>
        </text:list-item>
        <text:list-item>
          <text:p text:style-name="P157"><text:soft-page-break/><text:span text:style-name="T301">K</text:span><text:span text:style-name="T300">arunakaran, Spekkens, </text:span><text:span text:style-name="T310">Oman</text:span><text:span text:style-name="T300">, Simpson, Fattahi, Sand, Bennet, Crnojevi</text:span><text:span text:style-name="T179">ć</text:span><text:span text:style-name="T300">, Frenk, G</text:span><text:span text:style-name="T179">ó</text:span><text:span text:style-name="T300">mez, Grand, Jones, Marinacci, Mutlu-Pakdil, Navarro </text:span><text:span text:style-name="T304">and</text:span><text:span text:style-name="T300"> Zaritsky (2021). </text:span><text:span text:style-name="T283">Satellites around Milky Way analogs: Tension in the number and fraction of quiescent satellites seen in observations versus simulations.</text:span><text:span text:style-name="T300"> ApJ </text:span><text:span text:style-name="T306">916: 19</text:span><text:span text:style-name="T300">. [arxiv:2105.09321]</text:span></text:p>
        </text:list-item>
        <text:list-item>
          <text:p text:style-name="P158"><text:span text:style-name="T326">† </text:span><text:span text:style-name="T300">Upadhyay, </text:span><text:span text:style-name="T310">Oman</text:span><text:span text:style-name="T300"> </text:span><text:span text:style-name="T304">and</text:span><text:span text:style-name="T312"> </text:span><text:span text:style-name="T300">Trager (2021). </text:span><text:span text:style-name="T283">Star formation histories of Coma Cluster galaxies matched to simulated orbits hint at quenching around first pericenter.</text:span><text:span text:style-name="T300"> A&amp;A </text:span><text:span text:style-name="T306">652: A16</text:span><text:span text:style-name="T300">. [arxiv:2104.04388]</text:span></text:p>
        </text:list-item>
        <text:list-item>
          <text:p text:style-name="P158"><text:span text:style-name="T301">Brouwer, </text:span><text:span text:style-name="T311">Oman</text:span><text:span text:style-name="T301">, </text:span><text:span text:style-name="T302">Valentijn, Bilicki, Heymans, Hoekstra, Napolitano, Roy, Tortora, Wright, Asgari, van den Busch, Dvornik, Erben, Giblin, Graham, Hildebrandt, Hopkins, Kannawadi, Kuijken, Liske, Shan, Tr</text:span><text:span text:style-name="T180">ö</text:span><text:span text:style-name="T302">ster and Visser (202</text:span><text:span text:style-name="T303">1</text:span><text:span text:style-name="T302">). </text:span><text:span text:style-name="T284">The weak lensing radial acceleration relation: Constraining modified gravity and cold dark matter theories with KiDS-1000.</text:span><text:span text:style-name="T302"> A&amp;A </text:span><text:span text:style-name="T303">650: A113</text:span><text:span text:style-name="T302">. </text:span><text:span text:style-name="T303">[arxiv:2106.11677]</text:span></text:p>
        </text:list-item>
        <text:list-item>
          <text:p text:style-name="P160"><text:span text:style-name="T245">B</text:span><text:span text:style-name="T242">oard, Bozorgnia, Strigari, Grand, Fattahi, Frenk, Marinacci, Navarro and </text:span><text:span text:style-name="T250">Oman</text:span><text:span text:style-name="T242"> (2021). </text:span><text:span text:style-name="T288">Velocity-dependent J-factors for annihilation radiation from cosmological simulations.</text:span><text:span text:style-name="T242"> JCAP 2021-04: 70. </text:span><text:span text:style-name="T246">[arxiv:</text:span><text:span text:style-name="T242">2101.06284</text:span><text:span text:style-name="T246">]</text:span></text:p>
        </text:list-item>
        <text:list-item>
          <text:p text:style-name="P160"><text:span text:style-name="T251">★ Oman</text:span><text:span text:style-name="T247">, Bahé, Healy, Hess, Hudson and Verheijen (2021). </text:span><text:span text:style-name="T291">A homogeneous measurement of the delay between the onsets of gas stripping and star formation quenching in satellite galaxies of groups and clusters.</text:span><text:span text:style-name="T247"> MNRAS </text:span><text:span text:style-name="T248">501: 5073</text:span><text:span text:style-name="T247">. [arxiv:2009.00667]</text:span></text:p>
        </text:list-item>
        <text:list-item>
          <text:p text:style-name="P160"><text:span text:style-name="T247">Deason, </text:span><text:span text:style-name="T251">Oman</text:span><text:span text:style-name="T247">, Fattahi, Schaller, Jauzac, Zhang, Montes, Bahé, Dalla Vecchia, Kay and Evans (2020). </text:span><text:span text:style-name="T291">Stellar splashback: </text:span><text:span text:style-name="T292">t</text:span><text:span text:style-name="T291">he edge of the intracluster light.</text:span><text:span text:style-name="T247"> MNRAS 500: 4181. [arxiv:2010.02937]</text:span></text:p>
        </text:list-item>
        <text:list-item>
          <text:p text:style-name="P160"><text:span text:style-name="T244">Genina, Read, Frenk, Cole, Benítez-Llambay, Ludlow, Navarro, </text:span><text:span text:style-name="T252">Oman</text:span><text:span text:style-name="T244"> and Robertson (2020). </text:span><text:span text:style-name="T289">To beta or not to beta: can higher-order Jeans analysis break the mass-anisotropy degeneracy in simulated dwarfs?</text:span><text:span text:style-name="T244"> MNRAS </text:span><text:span text:style-name="T247">498: 144</text:span><text:span text:style-name="T244">. [arxiv:1911.09124]</text:span></text:p>
        </text:list-item>
        <text:list-item>
          <text:p text:style-name="P160"><text:span text:style-name="T244">Deason, Fattahi, Frenk, Grand, </text:span><text:span text:style-name="T252">Oman</text:span><text:span text:style-name="T244">, Garrison-Kimmel, Simpson and Navarro (2020). </text:span><text:span text:style-name="T289">The edge of the Galaxy.</text:span><text:span text:style-name="T244"> MNRAS 496: 3929. [arxiv:2002.09497]</text:span></text:p>
        </text:list-item>
        <text:list-item>
          <text:p text:style-name="P160"><text:span text:style-name="T244">Mancera-Piña, Fraternali, </text:span><text:span text:style-name="T252">Oman</text:span><text:span text:style-name="T244">, Adams, Bacchini, Marasco, Oosterloo, Pezzulli, Posti, Leisman, Cannon, di Teodoro, Gault, Haynes, Reiter, Rhode, Salzer and Smith (2020). </text:span><text:span text:style-name="T289">Robust HI kinematics of gas-rich ultra-diffuse galaxies: hints of a weak-feedback formation scenario.</text:span><text:span text:style-name="T244"> MNRAS 495: 3636. [arxiv:2004.14392]</text:span></text:p>
        </text:list-item>
        <text:list-item>
          <text:p text:style-name="P160"><text:span text:style-name="T244">Marasco, Posti, </text:span><text:span text:style-name="T252">Oman</text:span><text:span text:style-name="T244">, Famaey, Cresci and Fraternali (2020). </text:span><text:span text:style-name="T289">Massive disc galaxies in cosmological hydrodynamical simulations are too dark matter-dominated.</text:span><text:span text:style-name="T244"> A&amp;A, 883: L33. [arxiv:2005.01724]</text:span></text:p>
        </text:list-item>
        <text:list-item>
          <text:p text:style-name="P162"><text:span text:style-name="T244">★ Santos-Santos, Navarro, Robertson, Benítez-Llambay, </text:span><text:span text:style-name="T252">Oman</text:span><text:span text:style-name="T244">, Lovell, Frenk, Ludlow, Fattahi and Ritz (2020). </text:span><text:span text:style-name="T289">Baryonic clues to the puzzling diversity of dwarf galaxy rotation curves.</text:span><text:span text:style-name="T244"> MNRAS 495: 58. [arxiv:1911.09116]</text:span></text:p>
        </text:list-item>
        <text:list-item>
          <text:p text:style-name="P162"><text:span text:style-name="T244">Cautun, Benítez-Llambay, Deason, Frenk, Fattahi, Gómez, Grand, </text:span><text:span text:style-name="T252">Oman</text:span><text:span text:style-name="T244">, Navarro and Simpson (2020). </text:span><text:span text:style-name="T289">The Milky Way total mass profile as inferred fr</text:span><text:span text:style-name="T293">o</text:span><text:span text:style-name="T289">m Gaia DR2.</text:span><text:span text:style-name="T244"> MNRAS 494: 4291. [arxiv:1911.04557]</text:span></text:p>
        </text:list-item>
      </text:list>
      <text:p text:style-name="P102"><text:span text:style-name="T244"/></text:p>
      <text:list text:continue-numbering="true" text:style-name="L1">
        <text:list-item>
          <text:p text:style-name="P161"><text:span text:style-name="T244">Richings, Frenk, Jenkins, Robertson, Fattahi, Grand, Navarro, Pakmor, Gómez, Marinacci and </text:span><text:span text:style-name="T252">Oman</text:span><text:span text:style-name="T244"> (2020). </text:span><text:span text:style-name="T289">Subhalo destruction in the APOSTLE and Auriga simulations.</text:span><text:span text:style-name="T244"> MNRAS 492: 5780. [arxiv:1811.12437]</text:span></text:p>
        </text:list-item>
        <text:list-item>
          <text:p text:style-name="P160"><text:span text:style-name="T327">† </text:span><text:span text:style-name="T244">Lane, Navarro, Fattahi, </text:span><text:span text:style-name="T252">Oman</text:span><text:span text:style-name="T244"> and Bovy (2020). </text:span><text:span text:style-name="T289">The Ophiuchus stream progenitor: a new type of globular cluster and its possible Sagittarius connection.</text:span><text:span text:style-name="T244"> MNRAS 492: 4164. [arxiv:1905.12633</text:span><text:span text:style-name="T243">]</text:span></text:p>
        </text:list-item>
        <text:list-item>
          <text:p text:style-name="P160"><text:span text:style-name="T244">Chauhan, Lagos, Obreschkow, Power, </text:span><text:span text:style-name="T252">Oman</text:span><text:span text:style-name="T244"> and Elahi (2019). </text:span><text:span text:style-name="T289">The HI velocity function: a test of cosmology or baryon physics?</text:span><text:span text:style-name="T244"> MNRAS 488: 5898. [arxiv:1906.06130</text:span><text:span text:style-name="T243">]</text:span></text:p>
        </text:list-item>
        <text:list-item>
          <text:p text:style-name="P160"><text:span text:style-name="T244">Genina, Frenk, Benítez-Llambay, Cole, Navarro, </text:span><text:span text:style-name="T252">Oman</text:span><text:span text:style-name="T244"> and Fattahi (2019). </text:span><text:span text:style-name="T289">The distinct stellar metallicity populations of simulated Local Group dwarfs.</text:span><text:span text:style-name="T244"> MNRAS 488: 2312. [arxiv:1812.04839]</text:span></text:p>
        </text:list-item>
        <text:list-item>
          <text:p text:style-name="P160"><text:span text:style-name="T244">Bose, Frenk, Jenkins, Fattahi, Gomez, Grand, Marinacci, Navarro, </text:span><text:span text:style-name="T252">Oman</text:span><text:span text:style-name="T244">, Pakmor, Schaye, Simpson and Springel (2019). </text:span><text:span text:style-name="T289">No cores in dark matter-dominated dwarf galaxies with bursty star formation histories.</text:span><text:span text:style-name="T244"> MNRAS, 486: 4790. [arxiv:1810.03635]</text:span></text:p>
        </text:list-item>
        <text:list-item>
          <text:p text:style-name="P160"><text:span text:style-name="T244">Owers, Hudson, </text:span><text:span text:style-name="T252">Oman</text:span><text:span text:style-name="T244">, Bland-Hawthron, Brough, Bryant, Cortese, Couch, Croom, van de Sande, Federrath, Groves, Hopkins, Lawrence, Lorente, McDermid, Medling, Richards, Scott, Taranu, Welker and Yi (2019). </text:span><text:span text:style-name="T289">The SAMI Galaxy Survey: Quenching of star formation in clusters I. Transition galaxies.</text:span><text:span text:style-name="T244"> ApJ 873: 52. [arxiv:1901.08185]</text:span></text:p>
        </text:list-item>
        <text:list-item>
          <text:p text:style-name="P160"><text:span text:style-name="T252">★ Oman</text:span><text:span text:style-name="T244">, Marasco, Navarro, Frenk, Schaye and Benítez-Llambay (2019). </text:span><text:span text:style-name="T289">Non-circular motions and the diversity of dwarf galaxy rotation curves.</text:span><text:span text:style-name="T244"> MNRAS 482: 821. [arxiv:1706.07478]</text:span></text:p>
        </text:list-item>
        <text:list-item>
          <text:p text:style-name="P160"><text:span text:style-name="T244">Digby, Navarro, Fattahi, Simpson, </text:span><text:span text:style-name="T252">Oman</text:span><text:span text:style-name="T244">, Gomez, Frenk, Grand and Pakmor (2018). </text:span><text:span text:style-name="T289">The star formation histories of dwarf galaxies in Local Group cosmological simulations.</text:span><text:span text:style-name="T244"> MNRAS 485: 5423. [arxiv:1812.04839]</text:span></text:p>
        </text:list-item>
        <text:list-item>
          <text:p text:style-name="P160"><text:span text:style-name="T244">Mancera-Piña, Fraternali, Adams, Marasco, Oosterloo, </text:span><text:span text:style-name="T252">Oman</text:span><text:span text:style-name="T244">, Leisman, di Teodoro, Posti, Battipaglia, Cannon, Gault, Haynes, Janowiecki, McAllan, Pagel, Reiter, Rhode, Salzer and Smith (2019). </text:span><text:span text:style-name="T289">Off the baryonic Tully-Fisher relation: a population of baryon-dominated ultra-diffuse galaxies.</text:span><text:span text:style-name="T244"> ApJL 883: 33. [arxiv:1909.01363]</text:span></text:p>
        </text:list-item>
        <text:list-item>
          <text:p text:style-name="P160"><text:span text:style-name="T244">Fattahi, Navarro, Frenk, </text:span><text:span text:style-name="T252">Oman</text:span><text:span text:style-name="T244">, Sawala and Schaller (2018). </text:span><text:span text:style-name="T289">Tidal stripping and the structure of dwarf galaxies in the Local Group.</text:span><text:span text:style-name="T244"> MNRAS 476: 3816. [arxiv:1707.03898]</text:span></text:p>
        </text:list-item>
        <text:list-item>
          <text:p text:style-name="P134"><text:span text:style-name="T261">N</text:span><text:span text:style-name="T262">a</text:span><text:span text:style-name="T261">varro, Yozin, Loewen, Benítez-Llambay, Fattahi, Frenk, </text:span><text:span text:style-name="T254">Oman</text:span><text:span text:style-name="T261">, Schaye and Theuns (2018). </text:span><text:span text:style-name="T289">The innate origin of radial and vertical gradients in a simulated galaxy disc.</text:span><text:span text:style-name="T261"> MNRAS 476: 3648. [arxiv:1709.01040]</text:span></text:p>
        </text:list-item>
        <text:list-item>
          <text:p text:style-name="P134"><text:span text:style-name="T261">Marasco, </text:span><text:span text:style-name="T254">Oman</text:span><text:span text:style-name="T261">, Navarro, Frenk and Oosterloo (2018). </text:span><text:span text:style-name="T289">Bars in dark-matter-dominated dwarf galaxy discs.</text:span><text:span text:style-name="T261"> MNRAS 476: 2168. [arxiv:1711.09914]</text:span></text:p>
        </text:list-item>
        <text:list-item>
          <text:p text:style-name="P134"><text:span text:style-name="T261">Genina, <text:s/>Benítez-Llambay, Frenk, Cole, Fattahi, Navarro, </text:span><text:span text:style-name="T254">Oman</text:span><text:span text:style-name="T261">, Sawala and Theuns (2018). </text:span><text:span text:style-name="T289">The core-cusp problem: a matter of perspective.</text:span><text:span text:style-name="T261"> MNRAS 474: 1398. [arxiv:1707.06303]</text:span></text:p>
        </text:list-item>
        <text:list-item>
          <text:p text:style-name="P134"><text:span text:style-name="T261">Navarro, Benítez-Llambay, Fattahi, Frenk, Ludlow, </text:span><text:span text:style-name="T254">Oman</text:span><text:span text:style-name="T261">, Schaller and Theuns (2017). </text:span><text:span text:style-name="T289">The origin of the mass discrepancy-acceleration relation in ΛCDM.</text:span><text:span text:style-name="T261"> MNRAS 471: 1841. [arxiv:1612.06329]</text:span></text:p>
        </text:list-item>
        <text:list-item>
          <text:p text:style-name="P134"><text:soft-page-break/><text:span text:style-name="T261">Campbell, Frenk, Jenkins, Eke, Navarro, Sawala, Schaller, Fattahi, </text:span><text:span text:style-name="T254">Oman</text:span><text:span text:style-name="T261"> and Theuns (2017). </text:span><text:span text:style-name="T289">Knowing the unknowns: uncertainties in simple estimators of dynamical masses.</text:span><text:span text:style-name="T261"> MNRAS 469: 2335. [arxiv:1603.04443]</text:span></text:p>
        </text:list-item>
        <text:list-item>
          <text:p text:style-name="P134"><text:span text:style-name="T261">Wang, Fattahi, Cooper, Sawala, Strigari, Frenk, Navarro, </text:span><text:span text:style-name="T254">Oman</text:span><text:span text:style-name="T261"> and Schaller (2017). </text:span><text:span text:style-name="T289">Tidal features of classical Milky Way satellites in a Λ cold dark matter universe.</text:span><text:span text:style-name="T261"> MNRAS 468: 4887. [arxiv:1611.00778]</text:span></text:p>
        </text:list-item>
        <text:list-item>
          <text:p text:style-name="P134"><text:span text:style-name="T261">Sawala, Pihajoki, Johansson, Frenk, Navarro, </text:span><text:span text:style-name="T254">Oman</text:span><text:span text:style-name="T261"> and White (2017). </text:span><text:span text:style-name="T289">Shaken and stirred: The Milky Way's dark substructures.</text:span><text:span text:style-name="T261"> MNRAS 467: 4383. [arxiv:1609.01718]</text:span></text:p>
        </text:list-item>
        <text:list-item>
          <text:p text:style-name="P135"><text:span text:style-name="T261">Ludlow, Benítez-Llambay, Schaller, Theuns, Frenk, Bower, Schaye, Crain, Navarro, Fattahi and </text:span><text:span text:style-name="T254">Oman</text:span><text:span text:style-name="T261"> (2017). </text:span><text:span text:style-name="T289">The Mass-discrepancy acceleration relation: a natural outcome of galaxy formation in CDM halos.</text:span><text:span text:style-name="T261"> Phys Rev Lett 118: 161103. [arxiv:1610.07663]</text:span></text:p>
        </text:list-item>
        <text:list-item>
          <text:p text:style-name="P135"><text:span text:style-name="T261">Benítez-Llambay, Navarro, Frenk, Sawala, </text:span><text:span text:style-name="T254">Oman</text:span><text:span text:style-name="T261">, Fattahi, Schaller, Schaye, Crain and Theuns (2017). </text:span><text:span text:style-name="T289">The properties of “dark” LCDM haloes in the Local Group.</text:span><text:span text:style-name="T261"> MNRAS 465: 3913. [arxiv:1609.01301]</text:span></text:p>
        </text:list-item>
        <text:list-item>
          <text:p text:style-name="P134"><text:span text:style-name="T261">Starkenburg, </text:span><text:span text:style-name="T254">Oman</text:span><text:span text:style-name="T261">, Navarro, Crain, Fattahi, Frenk, Sawala and Schaye (2017). </text:span><text:span text:style-name="T289">The oldest and most pristine stars in the APOSTLE Local Group simulations.</text:span><text:span text:style-name="T261"> MNRAS 465: 2212. [arxiv:1609.05214]</text:span></text:p>
        </text:list-item>
        <text:list-item>
          <text:p text:style-name="P134"><text:span text:style-name="T261">Sales, Navarro, </text:span><text:span text:style-name="T254">Oman</text:span><text:span text:style-name="T261">, Fattahi, Ferrero, Abadi, Bower, Crain, Frenk, Sawala, Schaller, Schaye, Theuns and White (2016). </text:span><text:span text:style-name="T289">The low-mass end of the baryonic Tully-Fisher relation.</text:span><text:span text:style-name="T261"> MNRAS 464: 2419. [arxiv:1602.02155]</text:span></text:p>
        </text:list-item>
        <text:list-item>
          <text:p text:style-name="P134"><text:span text:style-name="T254">Oman</text:span><text:span text:style-name="T261"> and Hudson (2016). </text:span><text:span text:style-name="T289">Satellite quenching timescales in clusters from projected phase space measurements matched to simulated orbits.</text:span><text:span text:style-name="T261"> MNRAS, 463: 3083. [arxiv:1607.07934]</text:span></text:p>
        </text:list-item>
        <text:list-item>
          <text:p text:style-name="P134"><text:span text:style-name="T261">Schaller, Frenk, Fattahi, Navarro, </text:span><text:span text:style-name="T254">Oman</text:span><text:span text:style-name="T261"> and Sawala (2016). </text:span><text:span text:style-name="T289">The low abundance and insignificance of dark discs in simulated Milky Way galaxies.</text:span><text:span text:style-name="T261"> MNRAS 461: L56. [arxiv:1605.02770]</text:span></text:p>
        </text:list-item>
        <text:list-item>
          <text:p text:style-name="P134"><text:span text:style-name="T254">Oman</text:span><text:span text:style-name="T261">, Navarro, Sales, Fattahi, Frenk, Sawala, Schaller and White (2016). </text:span><text:span text:style-name="T289">Missing dark matter in dwarf galaxies?</text:span><text:span text:style-name="T261"> MNRAS 460: 3610. [arxiv:1601.01026]</text:span></text:p>
        </text:list-item>
        <text:list-item>
          <text:p text:style-name="P134"><text:span text:style-name="T261">Sawala, Frenk, Fattahi, Navarro, Bower, Crain, Dalla Vecchia, Furlong, Helly, Jenkins, </text:span><text:span text:style-name="T254">Oman</text:span><text:span text:style-name="T261">, Schaller, Schaye, Theuns, Trayford and White (2016). </text:span><text:span text:style-name="T289">The APOSTLE simulations: solutions to the Local Group's cosmic puzzles.</text:span><text:span text:style-name="T261"> MNRAS 457: 1931. [arxiv:1511.01098]</text:span></text:p>
        </text:list-item>
        <text:list-item>
          <text:p text:style-name="P134"><text:span text:style-name="T261">Fattahi, Navarro, Sawala, Frenk, </text:span><text:span text:style-name="T254">Oman</text:span><text:span text:style-name="T261">, Crain, Furlong, Schaller, Schaye, Theuns and Jenkins (2016). </text:span><text:span text:style-name="T289">The APOSTLE project: Local Group kinematic mass constraints and simulation candidate selection.</text:span><text:span text:style-name="T261"> MNRAS 457: 844. [arxiv:1507.03643]</text:span></text:p>
        </text:list-item>
        <text:list-item>
          <text:p text:style-name="P134"><text:span text:style-name="T254">★ Oman</text:span><text:span text:style-name="T261">, Navarro, Fattahi, Frenk, Sawala, White, Bower, Crain, Furlong, Schaller, Schaye and Theuns (2015). </text:span><text:span text:style-name="T289">The unexpected diversity of dwarf galaxy rotation curves.</text:span><text:span text:style-name="T261"> MNRAS. 452: 3650. [arxiv:1504.01437]</text:span></text:p>
        </text:list-item>
        <text:list-item>
          <text:p text:style-name="P136"><text:span text:style-name="T261">Taranu, Hudson, Balogh, Smith, Power, </text:span><text:span text:style-name="T254">Oman</text:span><text:span text:style-name="T261">, Krane (2014). </text:span><text:span text:style-name="T289">Quenching star formation in cluster galaxies.</text:span><text:span text:style-name="T261"> MNRAS 440: 1934. [arxiv:1211.3411]</text:span></text:p>
        </text:list-item>
        <text:list-item>
          <text:p text:style-name="P136"><text:span text:style-name="T254">Oman</text:span><text:span text:style-name="T261">, Hudson and Behroozi (2013). </text:span><text:span text:style-name="T289">Disentangling satellite galaxy populations using orbit tracking in simulations.</text:span><text:span text:style-name="T261"> MNRAS 431: 2307. [arxiv:1301.6757]</text:span></text:p>
        </text:list-item>
      </text:list>
      <text:p text:style-name="P130"><text:span text:style-name="T244"/></text:p>
      <text:p text:style-name="P131"><text:span text:style-name="T244">O</text:span><text:span text:style-name="T242">ther refereed publications</text:span></text:p>
      <text:list text:continue-numbering="true" text:style-name="L1">
        <text:list-item>
          <text:p text:style-name="P137"><text:span text:style-name="T256">O</text:span><text:span text:style-name="T257">man</text:span><text:span text:style-name="T267"> (2024). </text:span><text:span text:style-name="T294">MARTINI: Mock Array Radio Telescope Interferometry of the Neutral ISM.</text:span><text:span text:style-name="T267"> JOSS 9: 6860. </text:span><text:span text:style-name="T268">[arxiv:</text:span><text:span text:style-name="T282">2406.05574</text:span><text:span text:style-name="T268">]</text:span></text:p>
        </text:list-item>
        <text:list-item>
          <text:p text:style-name="P134"><text:span text:style-name="T256">Oman</text:span><text:span text:style-name="T260">, Starkenburg and Navarro (2018). </text:span><text:span text:style-name="T293">The “building blocks” of stellar haloes.</text:span><text:span text:style-name="T260"> Galaxies 5: 33. [arxiv:1708.00929]</text:span></text:p>
          <text:p text:style-name="P138">Non-refereed publications &amp; software</text:p>
        </text:list-item>
        <text:list-item>
          <text:p text:style-name="P139"><text:span text:style-name="T39">Read, Steger, Walker, Genina, Frenk, Cole, </text:span><text:span text:style-name="T249">Ben</text:span><text:span text:style-name="T187">ítez-Llambay, </text:span><text:span text:style-name="T186">Ludlow, Navarro, </text:span><text:span text:style-name="T188">Oman</text:span><text:span text:style-name="T186">, Robertson, Collins, Ibata, Rich, Martin, Peñarrubia. Chapman, Tollerud and Weisz (2023). </text:span><text:span text:style-name="T181">GravSphere: Jeans modelling code.</text:span><text:span text:style-name="T186"> Astrophysics Source Code Library 2312.009.</text:span></text:p>
        </text:list-item>
        <text:list-item>
          <text:p text:style-name="P140"><text:span text:style-name="T38">Oman</text:span><text:span text:style-name="T39">, Brouwer, Ludlow and Navarro (2020). </text:span><text:span text:style-name="T11">Observational constraints on the slope of the radial acceleration relation at low accelerations.</text:span><text:span text:style-name="T39"> [arxiv:2006.06700]</text:span></text:p>
        </text:list-item>
        <text:list-item>
          <text:p text:style-name="P141"><text:span text:style-name="T38">Oman</text:span> (2019). <text:span text:style-name="T1">MARTINI: Mock spatially resolved spectral line observations of simulated galaxies.</text:span> Astrophysics Source Code Library 1911.005.</text:p>
        </text:list-item>
        <text:list-item>
          <text:p text:style-name="P141"><text:span text:style-name="T250">Oman</text:span><text:span text:style-name="T242"> (2017). </text:span><text:span text:style-name="T288">The APOSTLE simulations: Rotation curves derived from synthetic 21-cm observations.</text:span><text:span text:style-name="T242"> Rediscovering our Galaxy, Proceedings of the IAU Symposium 334: 213. [arXiv: 1712.02562]</text:span></text:p>
        </text:list-item>
        <text:list-item>
          <text:p text:style-name="P142"><text:span text:style-name="T300">Fattahi, Navarro, Sawala, Frenk, Sales, </text:span><text:span text:style-name="T310">Oman</text:span><text:span text:style-name="T300">, Schaller and Wang (2016). </text:span><text:span text:style-name="T283">The cold dark matter content of Galactic dwarf spheroidals: no cores, no failures, no problem.</text:span><text:span text:style-name="T300"> [arxiv:1607.06479]</text:span></text:p>
        </text:list-item>
        <text:list-item>
          <text:p text:style-name="P142"><text:span text:style-name="T309">Sawala, Frenk, Fattahi, Navarro, Bower, Crain, Dalla Vecchia, Furlong, Helly, Jenkins, </text:span><text:span text:style-name="T314">Oman</text:span><text:span text:style-name="T309">, Scahller, Schaye, Theuns, Trayford and White (2014). </text:span><text:span text:style-name="T287">Local Group galaxies emerge from the dark.</text:span><text:span text:style-name="T309"> [arxiv:1412.2748]</text:span></text:p>
        </text:list-item>
      </text:list>
      <text:p text:style-name="P103"><text:span text:style-name="T190">Conferences and Workshops</text:span><text:tab/></text:p>
      <text:p text:style-name="P132"><text:span text:style-name="T118"><text:tab/></text:span><text:span text:style-name="T104">Invited talk at IAUGA 2024/FM 9 “Measures of luminous and dark matter in<text:tab/>Aug 2024<text:line-break/><text:tab/> <text:s/>galaxies across time”<text:line-break/><text:tab/> <text:s/>CTICC, Cape Town, South Africa</text:span></text:p>
      <text:p text:style-name="P58"><text:span text:style-name="T118"><text:tab/></text:span><text:span text:style-name="T138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58"><text:span text:style-name="T118"><text:tab/></text:span><text:span text:style-name="T134">Contributed talk at “Towards unified sub-grid prescriptions for galaxy mode</text:span><text:span text:style-name="T138">l</text:span><text:span text:style-name="T134">ling”<text:tab/>Sept 2023<text:line-break/><text:tab/> <text:s/>Lorentz Centre, Leiden, The Netherlands</text:span></text:p>
      <text:p text:style-name="P54"><text:span text:style-name="T118"><text:tab/></text:span><text:span text:style-name="T134">Contributed talk at “FiatLux”<text:tab/>Jun 2023<text:line-break/><text:tab/> <text:s/>Centro Mariapoli, Castel Gandolfo, Italy</text:span></text:p>
      <text:p text:style-name="P54"><text:span text:style-name="T118"><text:tab/></text:span><text:span text:style-name="T132">Contributed talk at </text:span><text:span text:style-name="T133">“Pathfinder HI Survey Coordination Committee workshop”<text:tab/></text:span><text:span text:style-name="T132">Mar 2023<text:line-break/><text:tab/> <text:s/>University of Cape Town, Cape Town, South Africa</text:span></text:p>
      <text:p text:style-name="P52"><text:span text:style-name="T118"><text:tab/></text:span><text:span text:style-name="T132">Poster at “IAUS 379: Dynamical masses of Local Group galaxies”<text:tab/>Mar 2023<text:line-break/><text:tab/> <text:s/>Telegrafenberg, Potsdam, Germany</text:span></text:p>
      <text:p text:style-name="P56"><text:span text:style-name="T118"><text:tab/></text:span><text:span text:style-name="T121">Contributed talk at “Virgo meeting”<text:tab/>Jul 2022<text:line-break/><text:tab/> <text:s/></text:span><text:span text:style-name="T122">Max-Planck Institute for Astrophysics, Garching, Germany</text:span></text:p>
      <text:p text:style-name="P159"><text:tab/></text:p>
      <text:p text:style-name="P64"><text:span text:style-name="T118"><text:tab/></text:span><text:span text:style-name="T120">Contributed</text:span><text:span text:style-name="T119"> talk at “</text:span><text:span text:style-name="T120">EAS2022/</text:span><text:span text:style-name="T119">SS8: D</text:span><text:span text:style-name="T143">warf galaxies beyond the Local Group”</text:span><text:span text:style-name="T144"><text:tab/></text:span><text:span text:style-name="T143">Jun 2022<text:line-break/><text:tab/> <text:s/>Valencia Conference Centre, Valencia, Spain</text:span></text:p>
      <text:p text:style-name="P104"><text:span text:style-name="T118"><text:tab/></text:span><text:span text:style-name="T120">Poster</text:span><text:span text:style-name="T119"> at “EAS2022/S4: Satellite galaxies and tidal streams”</text:span><text:span text:style-name="T118"><text:tab/></text:span><text:span text:style-name="T119">Jun 2022<text:line-break/><text:tab/> <text:s/>Valencia Conference Centre, Valencia, Spain</text:span></text:p>
      <text:p text:style-name="P60"><text:span text:style-name="T144"><text:tab/></text:span><text:span text:style-name="T143">Invited talk at “EAS2022/SS5: Neutral hydrogen”</text:span><text:span text:style-name="T144"><text:tab/></text:span><text:span text:style-name="T143">Jun 2022</text:span><text:span text:style-name="T119"><text:line-break/><text:tab/> <text:s/>Valencia Conference Centre, Valencia, Spain</text:span></text:p>
      <text:p text:style-name="P96"><text:tab/>Contributed talk at “Durham Edinburgh Exchange”<text:tab/>Jan 2022<text:line-break/><text:tab/> <text:s/>Virtual meeting</text:p>
      <text:p text:style-name="P76"><text:span text:style-name="T40"><text:tab/></text:span><text:span text:style-name="T67">Contributed talk at “Heraeus Seminar: Astrophysical windows on dark matter”<text:tab/>Nov 2021<text:line-break/><text:tab/> <text:s/>The Royal Society, London, United Kingdom</text:span></text:p>
      <text:p text:style-name="P75"><text:span text:style-name="T40"><text:tab/></text:span><text:span text:style-name="T62">Contributed talk </text:span><text:span text:style-name="T65">&amp; 2 posters</text:span><text:span text:style-name="T62"> at “National Astronomy Meeting 2021”<text:tab/>Jul 2021<text:line-break/><text:tab/> <text:s/>Virtual meeting</text:span></text:p>
      <text:p text:style-name="P74"><text:span text:style-name="T40"><text:tab/></text:span><text:span text:style-name="T62">SOC at “EAS2021/SS24: The role of nurture on the SF cycle in satellite </text:span><text:span text:style-name="T63">galaxies</text:span><text:span text:style-name="T62">”<text:tab/>Jun 2021<text:line-break/><text:tab/> <text:s/>Virtual meeting</text:span></text:p>
      <text:p text:style-name="P74"><text:span text:style-name="T40"><text:tab/></text:span><text:span text:style-name="T54">Contributed talk at “Durham Edinburgh Exchange”</text:span><text:span text:style-name="T40"><text:tab/></text:span><text:span text:style-name="T54">Jan 2021<text:line-break/><text:tab/> <text:s/>Virtual meeting</text:span></text:p>
      <text:p text:style-name="P95"><text:tab/>Contributed talk at “South American Dark Matter”<text:tab/>Dec 2020<text:line-break/><text:tab/> <text:s/>Virtual meeting</text:p>
      <text:p text:style-name="P95"><text:tab/>Contributed talk at “WALLABY Science Day”<text:tab/>Nov 2020<text:line-break/><text:tab/> <text:s/>Virtual meeting</text:p>
      <text:p text:style-name="P73"><text:span text:style-name="T40"><text:tab/></text:span><text:span text:style-name="T53">Invited talk at “Pathfinder HI Survey Coordination Committee workshop”<text:tab/>May 2020<text:line-break/><text:tab/> <text:s/>Virtual meeting</text:span></text:p>
      <text:p text:style-name="P72"><text:span text:style-name="T40"><text:tab/></text:span><text:span text:style-name="T53">Participant at “Virgo meeting”<text:tab/>Jan 2020<text:line-break/><text:tab/> <text:s/>Durham University, Durham, United Kingdom</text:span></text:p>
      <text:p text:style-name="P72"><text:span text:style-name="T40"><text:tab/></text:span><text:span text:style-name="T53">Contributed talk at “Durham Edinburgh Exchange”<text:tab/>Jan 2020<text:line-break/><text:tab/> <text:s/>Durham University, Durham, United Kingdom</text:span></text:p>
      <text:p text:style-name="P72"><text:span text:style-name="T40"><text:tab/></text:span><text:span text:style-name="T53">Contributed talk at “Galaxy evolution in a new era of HI surveys”<text:tab/>Aug 2019<text:line-break/><text:tab/> <text:s/>Munich Institute for Astro- and Particle Physics, Munich, Germany</text:span></text:p>
      <text:p text:style-name="P72"><text:span text:style-name="T40"><text:tab/></text:span><text:span text:style-name="T53">Contributed talk at “CosmoDwarfs”<text:tab/>Jul 2019<text:line-break/><text:tab/> <text:s/>Durham University, Durham, United Kingdom</text:span></text:p>
      <text:p text:style-name="P78"><text:span text:style-name="T39"><text:tab/></text:span><text:span text:style-name="T53">Contributed t</text:span><text:span text:style-name="T46">alk at “Computational cosmology”<text:tab/>Dec 2018<text:line-break/><text:tab/> <text:s/>Lorentz Centre, Leiden, The Netherlands</text:span></text:p>
      <text:p text:style-name="P70"><text:span text:style-name="T40"><text:tab/></text:span><text:span text:style-name="T46">Participant at </text:span><text:span text:style-name="T40">“</text:span><text:span text:style-name="T46">Blaauw Workshop: Galaxy dynamics in the current era”<text:tab/>Nov 2018<text:line-break/><text:tab/> <text:s/>Kapteyn Institute, Groningen, The Netherlands</text:span></text:p>
      <text:p text:style-name="P77"><text:span text:style-name="T39"><text:tab/></text:span><text:span text:style-name="T46">Contributed talk at “The HI/Story of the nearby Universe”<text:tab/>Sept 2018<text:line-break/><text:tab/> <text:s/>Kapteyn Institute/ASTRON, Groningen, The Netherlands</text:span></text:p>
      <text:p text:style-name="P70"><text:span text:style-name="T40"/></text:p>
      <text:p text:style-name="P71"><text:span text:style-name="T40"><text:tab/></text:span><text:span text:style-name="T46">Contributed talk at “Tensions in the LCDM paradigm”<text:tab/>May 2018<text:line-break/><text:tab/> <text:s/>Mainz Institute for Theoretical Physics, Mainz, Germany</text:span></text:p>
      <text:p text:style-name="P80"><text:span text:style-name="T39"><text:tab/></text:span><text:span text:style-name="T46">Poster at “The small-scale structure of cold(?) dark matter”<text:tab/>Ap</text:span><text:span text:style-name="T63">r</text:span><text:span text:style-name="T46"> 2018<text:line-break/><text:tab/> <text:s/>Kavli Institute for Theoretical Physics, Santa Barbara, USA</text:span></text:p>
      <text:p text:style-name="P79"><text:span text:style-name="T39"><text:tab/></text:span><text:span text:style-name="T46">Contributed talk at “Virgo meeting”<text:tab/>Dec 2017<text:line-break/><text:tab/> <text:s/>Max-Planck Institute for Astrophysics, Garching, Germany</text:span></text:p>
      <text:p text:style-name="P10"><text:span text:style-name="T93"><text:tab/>Invited talk at </text:span><text:span text:style-name="T13">“</text:span><text:span text:style-name="T93">IAUS 334: Rediscovering our Galaxy”<text:tab/>Jul 2017<text:line-break/><text:tab/> <text:s/>Telegrafenberg, Potsdam, Germany</text:span></text:p>
      <text:p text:style-name="P40"><text:span text:style-name="T86"><text:tab/></text:span><text:span text:style-name="T91">Contributed talk at “On the origin of baryonic galaxy haloes”<text:tab/>Mar 2017<text:line-break/><text:tab/> <text:s/>Observat</text:span><text:span text:style-name="T148">o</text:span><text:span text:style-name="T91">rio Astron</text:span><text:span text:style-name="T148">ómico de Quit</text:span><text:span text:style-name="T152">o</text:span><text:span text:style-name="T148">, Galapagos Islands, Ecuador</text:span></text:p>
      <text:p text:style-name="P105"><text:tab/>Contributed talk at “Northwest astronomy meeting”<text:tab/>Oct 2016<text:line-break/><text:tab/> <text:s/>Western Washington University, Bellingham, USA</text:p>
      <text:p text:style-name="P106"><text:tab/>Contributed talk at “Dark matter in the Milky Way”<text:tab/>May 2016<text:line-break/><text:tab/> <text:s/>Johannes Gutenburg University, Mainz, Germany</text:p>
      <text:p text:style-name="P108"><text:tab/>Contributed talk at “Dark matter on the smallest scales”<text:tab/>Apr 2016<text:line-break/><text:tab/> <text:s/>University of Leiden, Leiden, Netherlands</text:p>
      <text:p text:style-name="P107"><text:tab/>Contributed talk at “Potsdam thinkshop XIII: Near field cosmology”<text:tab/>Mar 2016<text:line-break/><text:tab/> <text:s/>Innsbruck University Centre, Obergurgl, Austria</text:p>
      <text:p text:style-name="P9"><text:span text:style-name="T148"><text:tab/></text:span><text:span text:style-name="T150">Participant at “HiPACC Summer School: AstroInformatics”<text:tab/>Aug 2012<text:line-break/><text:tab/> <text:s/>University of California </text:span><text:span text:style-name="T151">at </text:span><text:span text:style-name="T150">San Diego, San Diego, USA</text:span></text:p>
      <text:p text:style-name="P9"><text:span text:style-name="T148"><text:tab/></text:span><text:span text:style-name="T149">Poster at “Star formation and gas reservoirs in nearby groups and clusters”<text:tab/>Jul 2012<text:line-break/><text:tab/> <text:s/>Union College, Schenectady, USA</text:span></text:p>
      <text:p text:style-name="P113"><text:span text:style-name="T147">Invited </text:span><text:span text:style-name="T241">Colloquia &amp; </text:span><text:span text:style-name="T147">Seminars</text:span><text:tab/></text:p>
      <text:p text:style-name="P94"><text:tab/><text:span text:style-name="T335">Colloquium: ICRAR, University of Western Australia, Australia<text:tab/>Mar 2024</text:span></text:p>
      <text:p text:style-name="P98"><text:tab/>Colloquium: Cardiff University School of Physics &amp; Astronomy, UK<text:tab/>Nov 2023</text:p>
      <text:p text:style-name="P93"><text:tab/><text:span text:style-name="T329">Seminar: University of Edinburgh Institute for Astronomy, UK<text:tab/>Nov 2022</text:span></text:p>
      <text:p text:style-name="P97"><text:tab/>Seminar: University College London Cosmoparticle Initiative, UK<text:tab/>Mar 2022</text:p>
      <text:p text:style-name="P92"><text:tab/>Seminar: International Centre for Radio Astronomy Research, Australia<text:tab/>Aug 2021</text:p>
      <text:p text:style-name="P87"><text:span text:style-name="T241"><text:tab/>Colloquium: </text:span><text:span text:style-name="T229">Queen’s University Department of Physics and Astronomy, Canada<text:tab/>Jan 202</text:span><text:span text:style-name="T230">1</text:span></text:p>
      <text:p text:style-name="P47"><text:span text:style-name="T115"><text:tab/></text:span><text:span text:style-name="T114">Seminar</text:span><text:span text:style-name="T116">: </text:span><text:span text:style-name="T117">University of Nottingham School of Physics and Astronomy, UK<text:tab/>Dec 2020</text:span></text:p>
      <text:p text:style-name="P86"><text:span text:style-name="T228"><text:tab/></text:span><text:span text:style-name="T320">Seminar</text:span><text:span text:style-name="T241">: </text:span><text:span text:style-name="T229">Oxford University Department of Physics, UK<text:tab/>Oct 2020</text:span></text:p>
      <text:p text:style-name="P86"><text:span text:style-name="T228"><text:tab/></text:span><text:span text:style-name="T241">Seminar: </text:span><text:span text:style-name="T228">Universidade Federal do Esp</text:span><text:span text:style-name="T178">í</text:span><text:span text:style-name="T228">rito Santo Department of Physics, Brazil<text:tab/>Jul 2020</text:span></text:p>
      <text:p text:style-name="P91"><text:tab/><text:span text:style-name="T241">Colloquium: </text:span>University of Edinburgh Institute for Astronomy, UK<text:tab/>Feb 2020</text:p>
      <text:p text:style-name="P85"><text:tab/><text:span text:style-name="T241">Seminar: </text:span><text:span text:style-name="T228">Deutsches Elektronen-Synchrotron DESY, Germany<text:tab/>Nov 2019</text:span></text:p>
      <text:p text:style-name="P90"><text:soft-page-break/><text:tab/><text:span text:style-name="T241">Seminar: </text:span>University of Surrey Physics Department, UK<text:tab/>Sept 2017</text:p>
      <text:p text:style-name="P84"><text:tab/><text:span text:style-name="T241">Seminar: </text:span>University of Cambridge Institute of Astronomy, UK<text:tab/>May 2016</text:p>
      <text:p text:style-name="P83"><text:tab/><text:span text:style-name="T241">Seminar: </text:span>Astrophysics Institute Potsdam, Germany<text:tab/>Apr 2016</text:p>
      <text:p text:style-name="P83"><text:tab/><text:span text:style-name="T241">Seminar: </text:span>University of Washington Physics &amp; Astronomy Department, USA<text:tab/>Feb 2016</text:p>
      <text:p text:style-name="P83"><text:tab/><text:span text:style-name="T241">Seminar: </text:span>University of Waterloo Physics &amp; Astronomy Department, Canada<text:tab/>Dec 2014</text:p>
      <text:p text:style-name="P126"><text:span text:style-name="T234">Public Talks &amp; Outreach</text:span><text:span text:style-name="T233"><text:tab/></text:span></text:p>
      <text:p text:style-name="P59"><text:span text:style-name="T118"><text:tab/></text:span><text:span text:style-name="T141">Public talk: Newcastle Astronomical Society<text:tab/>Sept 2024</text:span></text:p>
      <text:p text:style-name="P59"><text:span text:style-name="T118"><text:tab/></text:span><text:span text:style-name="T137">Caf</text:span><text:span text:style-name="T165">é</text:span><text:span text:style-name="T274"> Scientifique Durham speaker<text:tab/>May 2024</text:span></text:p>
      <text:p text:style-name="P57"><text:span text:style-name="T274"><text:tab/></text:span><text:span text:style-name="T275">Durham Schools Science Festival demonstrator<text:tab/>Mar 2024</text:span></text:p>
      <text:p text:style-name="P57"><text:span text:style-name="T118"><text:tab/></text:span><text:span text:style-name="T134">Street Cosmos at Blackhall demonstrator<text:tab/>Aug 2023</text:span></text:p>
      <text:p text:style-name="P54"><text:span text:style-name="T118"><text:tab/></text:span><text:span text:style-name="T130">Ogden Centre for Fundamental Physics </text:span><text:span text:style-name="T32">Ogden@20</text:span><text:span text:style-name="T130"> open day demonstrator<text:tab/>Nov 2022</text:span></text:p>
      <text:p text:style-name="P101"><text:span text:style-name="T202"><text:tab/></text:span><text:span text:style-name="T215">Celebrate Science! Durham demonstrator<text:tab/>Oct 2022</text:span></text:p>
      <text:p text:style-name="P100"><text:span text:style-name="T202"><text:tab/></text:span><text:span text:style-name="T205">Public talk: Sunderland Astronomical Society<text:tab/>Nov 2021</text:span></text:p>
      <text:p text:style-name="P99"><text:span text:style-name="T202"><text:tab/></text:span><text:span text:style-name="T203">Nuffield Foundation research placement host </text:span><text:span text:style-name="T209">for J. Turnbull</text:span><text:span text:style-name="T203"><text:tab/></text:span><text:span text:style-name="T205">Aug</text:span><text:span text:style-name="T203"> 2021</text:span></text:p>
      <text:p text:style-name="P89"><text:tab/>Royal Society Summer Science Exhibition Workshop<text:tab/>Jul 2021</text:p>
      <text:p text:style-name="P46"><text:span text:style-name="T22"><text:tab/></text:span><text:span text:style-name="T105">Public talk: </text:span><text:span text:style-name="T94">Rato Bangala School Science Club</text:span><text:span text:style-name="T106">, Nepal<text:tab/>Jul 20</text:span><text:span text:style-name="T107">20</text:span></text:p>
      <text:p text:style-name="P45"><text:span text:style-name="T107"><text:tab/></text:span><text:span text:style-name="T110">Durham ICC School visit</text:span><text:span text:style-name="T134">s</text:span><text:span text:style-name="T110"><text:tab/>Jan 2020 – </text:span><text:span text:style-name="T134">present</text:span></text:p>
      <text:p text:style-name="P88"><text:tab/>Celebrate Science! Durham demonstrator<text:tab/>Oct 2019</text:p>
      <text:p text:style-name="P8"><text:span text:style-name="T94"><text:tab/>Meet the IAU astronomers! programme member<text:tab/>2019 </text:span><text:span text:style-name="T88">– </text:span><text:span text:style-name="T94">present</text:span></text:p>
      <text:p text:style-name="P8"><text:span text:style-name="T13"><text:tab/></text:span><text:span text:style-name="T92">Public </text:span><text:span text:style-name="T94">t</text:span><text:span text:style-name="T92">alk: RAS of Canada, Victoria chapter monthly meeting<text:tab/>Apr 2017</text:span></text:p>
      <text:p text:style-name="P16"><text:span text:style-name="T13"><text:tab/></text:span><text:span text:style-name="T89">Public talk: Dominion Astrophysical Observatory </text:span><text:span text:style-name="T95">s</text:span><text:span text:style-name="T89">ummer star parties<text:tab/>Jul 2016</text:span></text:p>
      <text:p text:style-name="P17"><text:span text:style-name="T96"><text:tab/></text:span><text:span text:style-name="T97">University of Victoria Student Radio CFUV “Beyond the Jargon” interviewee<text:tab/>Dec 2016</text:span></text:p>
      <text:p text:style-name="P4"><text:span text:style-name="T89"><text:tab/></text:span><text:span text:style-name="T90">Public talk: SPACE: Students in Physics and Astronomy Communication<text:tab/>Jul 2016<text:line-break/><text:tab/> <text:s/>Enrichment</text:span></text:p>
      <text:p text:style-name="P83"><text:tab/>Public talk: SPACE: Students in Physics and Astronomy Communication<text:tab/>Aug 2015<text:line-break/><text:tab/> <text:s/>Enrichment</text:p>
      <text:p text:style-name="P82"><text:tab/>University of Victoria Observatory tours for various school, youth and <text:tab/>2015 – <text:span text:style-name="T191">2017</text:span><text:line-break/><text:tab/> <text:s/>general public groups<text:tab/></text:p>
      <text:p text:style-name="P81"><text:tab/><text:span text:style-name="T318">Contributor of &gt;250 physics &amp; astrophysics answers to public questions on the <text:tab/>2013 </text:span>– <text:span text:style-name="T318">present<text:line-break/><text:tab/> <text:s/>PhysicsSE Q&amp;A platform (physics.stackexchange.com/users/11053/kyle-oman)</text:span></text:p>
      <text:p text:style-name="P127"><text:span text:style-name="T232"/></text:p>
      <text:p text:style-name="P128"><text:span text:style-name="T232">Professional </text:span><text:span text:style-name="T236">Citizenship</text:span><text:span text:style-name="T231"><text:tab/></text:span></text:p>
      <text:p text:style-name="P58"><text:span text:style-name="T201"><text:tab/>Re</text:span><text:span text:style-name="T206">feree </text:span><text:span text:style-name="T201">for </text:span><text:span text:style-name="T207">MNRAS, ApJ, </text:span><text:span text:style-name="T208">A&amp;A,</text:span><text:span text:style-name="T207"> </text:span><text:span text:style-name="T216">NatAs, </text:span><text:span text:style-name="T198">PRL, </text:span><text:span text:style-name="T207">JCAP, </text:span><text:span text:style-name="T218">OJA, </text:span><text:span text:style-name="T221">JOSS,</text:span><text:span text:style-name="T201"><text:tab/>2016 – present<text:line-break/><text:tab/> <text:s/></text:span><text:span text:style-name="T221">Chinese Physics C</text:span></text:p>
      <text:p text:style-name="P51"><text:span text:style-name="T201"><text:tab/></text:span><text:span text:style-name="T215">Durham Astronomy &amp; Instrumentation internal mini-conference organiser<text:tab/>Jun 2022</text:span><text:span text:style-name="T202"><text:tab/></text:span></text:p>
      <text:p text:style-name="P7"><text:span text:style-name="T52"><text:tab/>Durham Physics Research Staff Consultative Committee m</text:span><text:span text:style-name="T55">ember</text:span><text:span text:style-name="T52"><text:tab/>2019 </text:span><text:span text:style-name="T41">– </text:span><text:span text:style-name="T72">present<text:line-break/><text:tab/> <text:s/>as co-chair: 2020 – 2023</text:span></text:p>
      <text:p text:style-name="P7"><text:span text:style-name="T52"><text:tab/></text:span><text:span text:style-name="T59">Durham Astronomy PhD admissions interview panellist<text:tab/>2020</text:span></text:p>
      <text:p text:style-name="P6"><text:span text:style-name="T52"><text:tab/>Durham Astronomy </text:span><text:span text:style-name="T55">ICC </text:span><text:span text:style-name="T52">postdoctoral representative </text:span><text:span text:style-name="T53">to </text:span><text:span text:style-name="T55">astronomy group</text:span><text:span text:style-name="T52"><text:tab/>20</text:span><text:span text:style-name="T55">20</text:span><text:span text:style-name="T52"> </text:span><text:span text:style-name="T41">– </text:span><text:span text:style-name="T71">2023</text:span></text:p>
      <text:p text:style-name="P44"><text:span text:style-name="T197"><text:tab/>Durham Astronomy Friday seminar co-organizer<text:tab/>2019 </text:span><text:span text:style-name="T195">– </text:span><text:span text:style-name="T198">2020</text:span></text:p>
      <text:p text:style-name="P6"><text:span text:style-name="T52"><text:tab/>Kapteyn Institute Monday seminar co-organizer<text:tab/>2018 </text:span><text:span text:style-name="T41">– </text:span><text:span text:style-name="T52">2019</text:span></text:p>
      <text:p text:style-name="P5"><text:span text:style-name="T42"><text:tab/></text:span><text:span text:style-name="T48">Funding proposal reviews for </text:span><text:span text:style-name="T75">UKRI/STFC (UK), SNF (Switzerland),<text:tab/>2018<text:line-break/><text:tab/> <text:s/></text:span><text:span text:style-name="T48">FWO (Belgium), Conicyt (Chile)</text:span></text:p>
      <text:p text:style-name="P21"><text:tab/>University of Victoria Physics &amp; Astronomy graduate student association<text:tab/>2014 – 2015<text:line-break/><text:tab/> <text:s text:c="2"/>vice-chair</text:p>
      <text:p text:style-name="P20"><text:tab/>University of Victoria astronomy group weekly discussion meeting chair<text:tab/>2014 – 2015</text:p>
      <text:p text:style-name="P20"><text:tab/>University of Victoria graduate student representative to department<text:tab/>2014 – 2015</text:p>
      <text:p text:style-name="P20"><text:tab/>University of Waterloo undergraduate student representative to department<text:tab/>2008 – 2011</text:p>
      <text:p text:style-name="P117"><text:span text:style-name="T146">Professional Memberships</text:span><text:tab/></text:p>
      <text:p text:style-name="P32"><text:span text:style-name="T43"><text:tab/></text:span><text:span text:style-name="T55">WALLABY survey member (Technical Working Group 1)</text:span><text:span text:style-name="T43"><text:tab/></text:span><text:span text:style-name="T55">2020 </text:span><text:span text:style-name="T39">–</text:span><text:span text:style-name="T55"> present<text:line-break/><text:tab/> <text:s/></text:span><text:span text:style-name="T73">TWG 1 co-chair: 2024 – present</text:span></text:p>
      <text:p text:style-name="P32"><text:span text:style-name="T73"><text:tab/></text:span><text:span text:style-name="T74">MIGHTEE-HI survey member<text:tab/>2023 – present</text:span></text:p>
      <text:p text:style-name="P32"><text:span text:style-name="T55"><text:tab/>MHONGOOSE survey member<text:tab/>2020 </text:span><text:span text:style-name="T39">– </text:span><text:span text:style-name="T55">present</text:span></text:p>
      <text:p text:style-name="P52"><text:span text:style-name="T198"><text:tab/></text:span><text:span text:style-name="T217">SKA </text:span><text:span text:style-name="T216">Cosmology</text:span><text:span text:style-name="T217"> Science Working Group member<text:tab/>202</text:span><text:span text:style-name="T216">2</text:span><text:span text:style-name="T217"> </text:span><text:span text:style-name="T201">– </text:span><text:span text:style-name="T217">present</text:span></text:p>
      <text:p text:style-name="P33"><text:span text:style-name="T55"><text:tab/></text:span><text:span text:style-name="T64">SKA HI Galaxy Science Working Group member<text:tab/>2021 </text:span><text:span text:style-name="T39">– </text:span><text:span text:style-name="T64">present</text:span></text:p>
      <text:p text:style-name="P36"><text:span text:style-name="T55"><text:tab/></text:span><text:span text:style-name="T39">Virgo Consortium for Cosmological Supercomputer Simulations </text:span><text:span text:style-name="T58">m</text:span><text:span text:style-name="T39">ember<text:tab/>2013 </text:span><text:span text:style-name="T42">– </text:span><text:span text:style-name="T39">present</text:span></text:p>
      <text:p text:style-name="P32"><text:span text:style-name="T43"><text:tab/></text:span><text:span text:style-name="T47">Canadian Astronomical Society (CASCA) Ordinary Member<text:tab/>2016 – </text:span><text:span text:style-name="T49">2019</text:span></text:p>
      <text:p text:style-name="P19"><text:tab/>International Astronomical Union (IAU) Junior Member<text:tab/>2018 – present</text:p>
      <text:p text:style-name="P118"/>
      <text:p text:style-name="P119"><text:span text:style-name="T317">Public codes &amp; utilities</text:span><text:tab/></text:p>
      <text:p text:style-name="P129"><text:span text:style-name="T212">A</text:span><text:span text:style-name="T193">s lead author:</text:span></text:p>
      <text:p text:style-name="P43"><text:span text:style-name="T212"><text:tab/></text:span><text:span text:style-name="T223">SWIFTGalaxy<text:tab/>2022</text:span><text:span text:style-name="T211"><text:line-break/><text:tab/> <text:s/>github.com/</text:span><text:span text:style-name="T213">SWIFTSIM</text:span><text:span text:style-name="T211">/swiftgalaxy</text:span></text:p>
      <text:p text:style-name="P31"><text:span text:style-name="T43"><text:tab/></text:span><text:span text:style-name="T60">MARTINI: Mock Array Radio Telescope Interferometry of the Neutral ISM<text:tab/>2019<text:line-break/><text:tab/> <text:s/>github.com/kyleaoman/martini</text:span></text:p>
      <text:p text:style-name="P18"><text:tab/>read_eagle (python-only version)<text:tab/>2019<text:line-break/><text:tab/> <text:s/>github.com/kyleaoman/pyread_eagle</text:p>
      <text:p text:style-name="P18"><text:tab/>eagleSQLTools (python3 version)<text:tab/>2018<text:line-break/><text:tab/> <text:s/>github.com/kyleaoman/eagleSqlTools</text:p>
      <text:p text:style-name="P30">As contributor:</text:p>
      <text:p text:style-name="P30"><text:tab/>astropy, SWIFTSimIO, <text:span text:style-name="T336">3D</text:span>Barolo</text:p>
      <text:p text:style-name="P113"><text:span text:style-name="T147">Languages</text:span><text:tab/></text:p>
      <text:p text:style-name="P4"><text:span text:style-name="T40"><text:tab/></text:span><text:span text:style-name="T43">English (native), French (native), </text:span><text:span text:style-name="T49">Dutch (basic)</text:span></text:p>
      <text:p text:style-name="P112"><text:span text:style-name="T189">Citizenship</text:span><text:tab/></text:p>
      <text:p text:style-name="P3"><text:span text:style-name="T43"><text:tab/></text:span><text:span text:style-name="T44">Canadian</text:span></text:p>
      <text:p text:style-name="P121">References<text:tab/></text:p>
      <text:p text:style-name="P41"><text:span text:style-name="T199"><text:tab/>Prof. </text:span><text:span text:style-name="T205">Carlos Frenk</text:span><text:span text:style-name="T199"><text:line-break/><text:tab/></text:span><text:span text:style-name="T205">Institute for Computational Cosmology</text:span><text:span text:style-name="T200">, </text:span><text:span text:style-name="T205">Durham University</text:span><text:span text:style-name="T200"><text:line-break/><text:tab/>+</text:span><text:span text:style-name="T205">44 191 334 3641</text:span><text:span text:style-name="T200"><text:line-break/><text:tab/></text:span><text:a xlink:type="simple" xlink:href="mailto:c.s.frenk@durham.ac.uk" text:style-name="Internet_20_link" text:visited-style-name="Visited_20_Internet_20_Link"><text:span text:style-name="T205">c.s.frenk@durham.ac.uk</text:span></text:a></text:p>
      <text:p text:style-name="P2"><text:span text:style-name="T40"><text:tab/></text:span><text:span text:style-name="T57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57">sctrager@astro.rug.nl</text:span></text:a></text:p>
      <text:p text:style-name="P42"><text:span text:style-name="T79"><text:tab/></text:span><text:span text:style-name="T78">Prof. Julio Navarro</text:span><text:span text:style-name="T77"><text:line-break/></text:span><text:span text:style-name="T78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78">jfn@uvic.ca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4-06-11T10:33:37.441826895">2024-06-11</text:date></text:span><text:tab/></text:p>
      </style:header-first>
      <style:footer>
        <text:p text:style-name="Footer"><text:tab/><text:page-number text:select-page="current">15</text:page-number> <text:span text:style-name="MT4">of </text:span><text:span text:style-name="MT4"><text:page-count>15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5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24.2.3.2$Linux_X86_64 LibreOffice_project/420$Build-2</meta:generator>
    <dc:date>2024-06-11T10:33:37.400146591</dc:date>
    <meta:editing-duration>P1DT18H15M7S</meta:editing-duration>
    <meta:editing-cycles>200</meta:editing-cycles>
    <meta:print-date>2024-06-06T09:34:53.135962990</meta:print-date>
    <meta:printed-by>PDF files</meta:printed-by>
    <meta:document-statistic meta:table-count="0" meta:image-count="1" meta:object-count="0" meta:page-count="15" meta:paragraph-count="248" meta:word-count="4413" meta:character-count="33190" meta:non-whitespace-character-count="28442"/>
  </office:meta>
</office:document-meta>
</file>